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1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6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 style:data-style-name="N131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" style:family="table-cell" style:parent-style-name="Default" style:data-style-name="N13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 style:data-style-name="N13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2" style:family="table-cell" style:parent-style-name="Default" style:data-style-name="N130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3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 style:data-style-name="N130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6" style:family="table-cell" style:parent-style-name="Default" style:data-style-name="N13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7" style:family="table-cell" style:parent-style-name="Default" style:data-style-name="N130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61in" svg:height="3.5437in" svg:x="6.2984in" svg:y="0in">
            <draw:object draw:notify-on-update-of-ranges="results.A1:results.A1 results.A2:results.A82 results.B2:results.B2 results.B2:results.B82 results.A1:results.A1 results.A2:results.A82 results.C2:results.C2 results.C2:results.C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37in" svg:x="6.285in" svg:y="3.5547in">
            <draw:object draw:notify-on-update-of-ranges="results.A1:results.A1 results.A2:results.A82 results.D2:results.D2 results.D2:results.D82 results.A1:results.A1 results.A2:results.A82 results.E2:results.E2 results.E2:results.E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7"/>
        <table:table-column table:style-name="co3" table:number-columns-repeated="2" table:default-cell-style-name="ce13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Количество потоков</text:p>
          </table:table-cell>
          <table:table-cell table:style-name="ce5" office:value-type="string" calcext:value-type="string" table:number-columns-spanned="2" table:number-rows-spanned="1">
            <text:p>Время работы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Коэффициент ускорения</text:p>
          </table:table-cell>
          <table:covered-table-cell table:style-name="ce15"/>
          <table:table-cell table:number-columns-repeated="9"/>
        </table:table-row>
        <table:table-row table:style-name="ro1">
          <table:covered-table-cell table:style-name="ce2"/>
          <table:table-cell table:style-name="ce6" office:value-type="string" calcext:value-type="string">
            <text:p>1 вариант</text:p>
          </table:table-cell>
          <table:table-cell table:style-name="ce10" office:value-type="string" calcext:value-type="string">
            <text:p>2 вариант</text:p>
          </table:table-cell>
          <table:table-cell table:style-name="ce6" office:value-type="string" calcext:value-type="string">
            <text:p>1 вариант</text:p>
          </table:table-cell>
          <table:table-cell table:style-name="ce10" office:value-type="string" calcext:value-type="string">
            <text:p>2 вариант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2.3831" calcext:value-type="float">
            <text:p>32.38310</text:p>
          </table:table-cell>
          <table:table-cell table:style-name="ce11" office:value-type="float" office:value="32.1022" calcext:value-type="float">
            <text:p>32.10220</text:p>
          </table:table-cell>
          <table:table-cell office:value-type="float" office:value="1" calcext:value-type="float">
            <text:p>1.0000</text:p>
          </table:table-cell>
          <table:table-cell table:style-name="ce16" office:value-type="float" office:value="1" calcext:value-type="float">
            <text:p>1.0000</text:p>
          </table:table-cell>
          <table:table-cell table:number-columns-repeated="9"/>
        </table:table-row>
        <table:table-row table:style-name="ro1">
          <table:table-cell table:style-name="ce3" table:formula="of:=[.A3]+1" office:value-type="float" office:value="2" calcext:value-type="float">
            <text:p>2</text:p>
          </table:table-cell>
          <table:table-cell office:value-type="float" office:value="16.3673" calcext:value-type="float">
            <text:p>16.36730</text:p>
          </table:table-cell>
          <table:table-cell table:style-name="ce11" office:value-type="float" office:value="16.1782" calcext:value-type="float">
            <text:p>16.17820</text:p>
          </table:table-cell>
          <table:table-cell table:formula="of:=[.B$3]/[.B4]" office:value-type="float" office:value="1.97852425262566" calcext:value-type="float">
            <text:p>1.9785</text:p>
          </table:table-cell>
          <table:table-cell table:style-name="ce16" table:formula="of:=[.C$3]/[.C4]" office:value-type="float" office:value="1.98428749799112" calcext:value-type="float">
            <text:p>1.9843</text:p>
          </table:table-cell>
          <table:table-cell table:number-columns-repeated="9"/>
        </table:table-row>
        <table:table-row table:style-name="ro1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1.0005" calcext:value-type="float">
            <text:p>11.00050</text:p>
          </table:table-cell>
          <table:table-cell table:style-name="ce11" office:value-type="float" office:value="10.9618" calcext:value-type="float">
            <text:p>10.96180</text:p>
          </table:table-cell>
          <table:table-cell table:formula="of:=[.B$3]/[.B5]" office:value-type="float" office:value="2.94378437343757" calcext:value-type="float">
            <text:p>2.9438</text:p>
          </table:table-cell>
          <table:table-cell table:style-name="ce16" table:formula="of:=[.C$3]/[.C5]" office:value-type="float" office:value="2.92855188016567" calcext:value-type="float">
            <text:p>2.9286</text:p>
          </table:table-cell>
          <table:table-cell table:number-columns-repeated="9"/>
        </table:table-row>
        <table:table-row table:style-name="ro1">
          <table:table-cell table:style-name="ce3" table:formula="of:=[.A5]+1" office:value-type="float" office:value="4" calcext:value-type="float">
            <text:p>4</text:p>
          </table:table-cell>
          <table:table-cell office:value-type="float" office:value="8.18484" calcext:value-type="float">
            <text:p>8.18484</text:p>
          </table:table-cell>
          <table:table-cell table:style-name="ce11" office:value-type="float" office:value="8.24269" calcext:value-type="float">
            <text:p>8.24269</text:p>
          </table:table-cell>
          <table:table-cell table:formula="of:=[.B$3]/[.B6]" office:value-type="float" office:value="3.95647318701404" calcext:value-type="float">
            <text:p>3.9565</text:p>
          </table:table-cell>
          <table:table-cell table:style-name="ce16" table:formula="of:=[.C$3]/[.C6]" office:value-type="float" office:value="3.89462663281041" calcext:value-type="float">
            <text:p>3.8946</text:p>
          </table:table-cell>
          <table:table-cell table:number-columns-repeated="9"/>
        </table:table-row>
        <table:table-row table:style-name="ro1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6.56201" calcext:value-type="float">
            <text:p>6.56201</text:p>
          </table:table-cell>
          <table:table-cell table:style-name="ce11" office:value-type="float" office:value="6.59988" calcext:value-type="float">
            <text:p>6.59988</text:p>
          </table:table-cell>
          <table:table-cell table:formula="of:=[.B$3]/[.B7]" office:value-type="float" office:value="4.93493609427599" calcext:value-type="float">
            <text:p>4.9349</text:p>
          </table:table-cell>
          <table:table-cell table:style-name="ce16" table:formula="of:=[.C$3]/[.C7]" office:value-type="float" office:value="4.86405813439032" calcext:value-type="float">
            <text:p>4.8641</text:p>
          </table:table-cell>
          <table:table-cell table:number-columns-repeated="9"/>
        </table:table-row>
        <table:table-row table:style-name="ro1">
          <table:table-cell table:style-name="ce3" table:formula="of:=[.A7]+1" office:value-type="float" office:value="6" calcext:value-type="float">
            <text:p>6</text:p>
          </table:table-cell>
          <table:table-cell office:value-type="float" office:value="5.67926" calcext:value-type="float">
            <text:p>5.67926</text:p>
          </table:table-cell>
          <table:table-cell table:style-name="ce11" office:value-type="float" office:value="5.5275" calcext:value-type="float">
            <text:p>5.52750</text:p>
          </table:table-cell>
          <table:table-cell table:formula="of:=[.B$3]/[.B8]" office:value-type="float" office:value="5.70199286526766" calcext:value-type="float">
            <text:p>5.7020</text:p>
          </table:table-cell>
          <table:table-cell table:style-name="ce16" table:formula="of:=[.C$3]/[.C8]" office:value-type="float" office:value="5.8077250113071" calcext:value-type="float">
            <text:p>5.8077</text:p>
          </table:table-cell>
          <table:table-cell table:number-columns-repeated="9"/>
        </table:table-row>
        <table:table-row table:style-name="ro1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4.79921" calcext:value-type="float">
            <text:p>4.79921</text:p>
          </table:table-cell>
          <table:table-cell table:style-name="ce11" office:value-type="float" office:value="4.76329" calcext:value-type="float">
            <text:p>4.76329</text:p>
          </table:table-cell>
          <table:table-cell table:formula="of:=[.B$3]/[.B9]" office:value-type="float" office:value="6.74758970747269" calcext:value-type="float">
            <text:p>6.7476</text:p>
          </table:table-cell>
          <table:table-cell table:style-name="ce16" table:formula="of:=[.C$3]/[.C9]" office:value-type="float" office:value="6.73950147901975" calcext:value-type="float">
            <text:p>6.7395</text:p>
          </table:table-cell>
          <table:table-cell table:number-columns-repeated="9"/>
        </table:table-row>
        <table:table-row table:style-name="ro1">
          <table:table-cell table:style-name="ce3" table:formula="of:=[.A9]+1" office:value-type="float" office:value="8" calcext:value-type="float">
            <text:p>8</text:p>
          </table:table-cell>
          <table:table-cell office:value-type="float" office:value="4.13417" calcext:value-type="float">
            <text:p>4.13417</text:p>
          </table:table-cell>
          <table:table-cell table:style-name="ce11" office:value-type="float" office:value="4.19826" calcext:value-type="float">
            <text:p>4.19826</text:p>
          </table:table-cell>
          <table:table-cell table:formula="of:=[.B$3]/[.B10]" office:value-type="float" office:value="7.83303540976786" calcext:value-type="float">
            <text:p>7.8330</text:p>
          </table:table-cell>
          <table:table-cell table:style-name="ce16" table:formula="of:=[.C$3]/[.C10]" office:value-type="float" office:value="7.64654880831583" calcext:value-type="float">
            <text:p>7.6465</text:p>
          </table:table-cell>
          <table:table-cell table:number-columns-repeated="9"/>
        </table:table-row>
        <table:table-row table:style-name="ro1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3.70674" calcext:value-type="float">
            <text:p>3.70674</text:p>
          </table:table-cell>
          <table:table-cell table:style-name="ce11" office:value-type="float" office:value="3.71339" calcext:value-type="float">
            <text:p>3.71339</text:p>
          </table:table-cell>
          <table:table-cell table:formula="of:=[.B$3]/[.B11]" office:value-type="float" office:value="8.73627500175356" calcext:value-type="float">
            <text:p>8.7363</text:p>
          </table:table-cell>
          <table:table-cell table:style-name="ce16" table:formula="of:=[.C$3]/[.C11]" office:value-type="float" office:value="8.64498477132755" calcext:value-type="float">
            <text:p>8.6450</text:p>
          </table:table-cell>
          <table:table-cell table:number-columns-repeated="9"/>
        </table:table-row>
        <table:table-row table:style-name="ro1">
          <table:table-cell table:style-name="ce3" table:formula="of:=[.A11]+1" office:value-type="float" office:value="10" calcext:value-type="float">
            <text:p>10</text:p>
          </table:table-cell>
          <table:table-cell office:value-type="float" office:value="4.63089" calcext:value-type="float">
            <text:p>4.63089</text:p>
          </table:table-cell>
          <table:table-cell table:style-name="ce11" office:value-type="float" office:value="3.371" calcext:value-type="float">
            <text:p>3.37100</text:p>
          </table:table-cell>
          <table:table-cell table:formula="of:=[.B$3]/[.B12]" office:value-type="float" office:value="6.99284586764099" calcext:value-type="float">
            <text:p>6.9928</text:p>
          </table:table-cell>
          <table:table-cell table:style-name="ce16" table:formula="of:=[.C$3]/[.C12]" office:value-type="float" office:value="9.52304954019579" calcext:value-type="float">
            <text:p>9.5230</text:p>
          </table:table-cell>
          <table:table-cell table:number-columns-repeated="9"/>
        </table:table-row>
        <table:table-row table:style-name="ro1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3.05792" calcext:value-type="float">
            <text:p>3.05792</text:p>
          </table:table-cell>
          <table:table-cell table:style-name="ce11" office:value-type="float" office:value="3.17488" calcext:value-type="float">
            <text:p>3.17488</text:p>
          </table:table-cell>
          <table:table-cell table:formula="of:=[.B$3]/[.B13]" office:value-type="float" office:value="10.5899107890331" calcext:value-type="float">
            <text:p>10.5899</text:p>
          </table:table-cell>
          <table:table-cell table:style-name="ce16" table:formula="of:=[.C$3]/[.C13]" office:value-type="float" office:value="10.1113112936552" calcext:value-type="float">
            <text:p>10.1113</text:p>
          </table:table-cell>
          <table:table-cell table:number-columns-repeated="9"/>
        </table:table-row>
        <table:table-row table:style-name="ro1">
          <table:table-cell table:style-name="ce3" table:formula="of:=[.A13]+1" office:value-type="float" office:value="12" calcext:value-type="float">
            <text:p>12</text:p>
          </table:table-cell>
          <table:table-cell office:value-type="float" office:value="3.00122" calcext:value-type="float">
            <text:p>3.00122</text:p>
          </table:table-cell>
          <table:table-cell table:style-name="ce11" office:value-type="float" office:value="3.06892" calcext:value-type="float">
            <text:p>3.06892</text:p>
          </table:table-cell>
          <table:table-cell table:formula="of:=[.B$3]/[.B14]" office:value-type="float" office:value="10.7899787419783" calcext:value-type="float">
            <text:p>10.7900</text:p>
          </table:table-cell>
          <table:table-cell table:style-name="ce16" table:formula="of:=[.C$3]/[.C14]" office:value-type="float" office:value="10.4604225590762" calcext:value-type="float">
            <text:p>10.4604</text:p>
          </table:table-cell>
          <table:table-cell table:number-columns-repeated="9"/>
        </table:table-row>
        <table:table-row table:style-name="ro1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2.96049" calcext:value-type="float">
            <text:p>2.96049</text:p>
          </table:table-cell>
          <table:table-cell table:style-name="ce11" office:value-type="float" office:value="2.99498" calcext:value-type="float">
            <text:p>2.99498</text:p>
          </table:table-cell>
          <table:table-cell table:formula="of:=[.B$3]/[.B15]" office:value-type="float" office:value="10.9384257335779" calcext:value-type="float">
            <text:p>10.9384</text:p>
          </table:table-cell>
          <table:table-cell table:style-name="ce16" table:formula="of:=[.C$3]/[.C15]" office:value-type="float" office:value="10.7186692398614" calcext:value-type="float">
            <text:p>10.7187</text:p>
          </table:table-cell>
          <table:table-cell table:number-columns-repeated="9"/>
        </table:table-row>
        <table:table-row table:style-name="ro1">
          <table:table-cell table:style-name="ce3" table:formula="of:=[.A15]+1" office:value-type="float" office:value="14" calcext:value-type="float">
            <text:p>14</text:p>
          </table:table-cell>
          <table:table-cell office:value-type="float" office:value="2.90266" calcext:value-type="float">
            <text:p>2.90266</text:p>
          </table:table-cell>
          <table:table-cell table:style-name="ce11" office:value-type="float" office:value="2.67494" calcext:value-type="float">
            <text:p>2.67494</text:p>
          </table:table-cell>
          <table:table-cell table:formula="of:=[.B$3]/[.B16]" office:value-type="float" office:value="11.156353138156" calcext:value-type="float">
            <text:p>11.1564</text:p>
          </table:table-cell>
          <table:table-cell table:style-name="ce16" table:formula="of:=[.C$3]/[.C16]" office:value-type="float" office:value="12.0010916132698" calcext:value-type="float">
            <text:p>12.0011</text:p>
          </table:table-cell>
          <table:table-cell table:number-columns-repeated="9"/>
        </table:table-row>
        <table:table-row table:style-name="ro1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2.2591" calcext:value-type="float">
            <text:p>2.25910</text:p>
          </table:table-cell>
          <table:table-cell table:style-name="ce11" office:value-type="float" office:value="2.26166" calcext:value-type="float">
            <text:p>2.26166</text:p>
          </table:table-cell>
          <table:table-cell table:formula="of:=[.B$3]/[.B17]" office:value-type="float" office:value="14.3345137444115" calcext:value-type="float">
            <text:p>14.3345</text:p>
          </table:table-cell>
          <table:table-cell table:style-name="ce16" table:formula="of:=[.C$3]/[.C17]" office:value-type="float" office:value="14.1940875286294" calcext:value-type="float">
            <text:p>14.1941</text:p>
          </table:table-cell>
          <table:table-cell table:number-columns-repeated="9"/>
        </table:table-row>
        <table:table-row table:style-name="ro1">
          <table:table-cell table:style-name="ce3" table:formula="of:=[.A17]+1" office:value-type="float" office:value="16" calcext:value-type="float">
            <text:p>16</text:p>
          </table:table-cell>
          <table:table-cell office:value-type="float" office:value="2.15714" calcext:value-type="float">
            <text:p>2.15714</text:p>
          </table:table-cell>
          <table:table-cell table:style-name="ce11" office:value-type="float" office:value="2.1421" calcext:value-type="float">
            <text:p>2.14210</text:p>
          </table:table-cell>
          <table:table-cell table:formula="of:=[.B$3]/[.B18]" office:value-type="float" office:value="15.0120529960967" calcext:value-type="float">
            <text:p>15.0121</text:p>
          </table:table-cell>
          <table:table-cell table:style-name="ce16" table:formula="of:=[.C$3]/[.C18]" office:value-type="float" office:value="14.9863218337146" calcext:value-type="float">
            <text:p>14.9863</text:p>
          </table:table-cell>
          <table:table-cell table:number-columns-repeated="9"/>
        </table:table-row>
        <table:table-row table:style-name="ro1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2.02725" calcext:value-type="float">
            <text:p>2.02725</text:p>
          </table:table-cell>
          <table:table-cell table:style-name="ce11" office:value-type="float" office:value="2.03039" calcext:value-type="float">
            <text:p>2.03039</text:p>
          </table:table-cell>
          <table:table-cell table:formula="of:=[.B$3]/[.B19]" office:value-type="float" office:value="15.9739055370576" calcext:value-type="float">
            <text:p>15.9739</text:p>
          </table:table-cell>
          <table:table-cell table:style-name="ce16" table:formula="of:=[.C$3]/[.C19]" office:value-type="float" office:value="15.8108540723703" calcext:value-type="float">
            <text:p>15.8109</text:p>
          </table:table-cell>
          <table:table-cell table:number-columns-repeated="9"/>
        </table:table-row>
        <table:table-row table:style-name="ro1">
          <table:table-cell table:style-name="ce3" table:formula="of:=[.A19]+1" office:value-type="float" office:value="18" calcext:value-type="float">
            <text:p>18</text:p>
          </table:table-cell>
          <table:table-cell office:value-type="float" office:value="1.91983" calcext:value-type="float">
            <text:p>1.91983</text:p>
          </table:table-cell>
          <table:table-cell table:style-name="ce11" office:value-type="float" office:value="1.89773" calcext:value-type="float">
            <text:p>1.89773</text:p>
          </table:table-cell>
          <table:table-cell table:formula="of:=[.B$3]/[.B20]" office:value-type="float" office:value="16.8676914101769" calcext:value-type="float">
            <text:p>16.8677</text:p>
          </table:table-cell>
          <table:table-cell table:style-name="ce16" table:formula="of:=[.C$3]/[.C20]" office:value-type="float" office:value="16.9161050307473" calcext:value-type="float">
            <text:p>16.9161</text:p>
          </table:table-cell>
          <table:table-cell table:number-columns-repeated="9"/>
        </table:table-row>
        <table:table-row table:style-name="ro1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.79933" calcext:value-type="float">
            <text:p>1.79933</text:p>
          </table:table-cell>
          <table:table-cell table:style-name="ce11" office:value-type="float" office:value="1.81494" calcext:value-type="float">
            <text:p>1.81494</text:p>
          </table:table-cell>
          <table:table-cell table:formula="of:=[.B$3]/[.B21]" office:value-type="float" office:value="17.9973101098742" calcext:value-type="float">
            <text:p>17.9973</text:p>
          </table:table-cell>
          <table:table-cell table:style-name="ce16" table:formula="of:=[.C$3]/[.C21]" office:value-type="float" office:value="17.6877472533527" calcext:value-type="float">
            <text:p>17.6877</text:p>
          </table:table-cell>
          <table:table-cell table:number-columns-repeated="9"/>
        </table:table-row>
        <table:table-row table:style-name="ro1">
          <table:table-cell table:style-name="ce3" table:formula="of:=[.A21]+1" office:value-type="float" office:value="20" calcext:value-type="float">
            <text:p>20</text:p>
          </table:table-cell>
          <table:table-cell office:value-type="float" office:value="1.71289" calcext:value-type="float">
            <text:p>1.71289</text:p>
          </table:table-cell>
          <table:table-cell table:style-name="ce11" office:value-type="float" office:value="1.69719" calcext:value-type="float">
            <text:p>1.69719</text:p>
          </table:table-cell>
          <table:table-cell table:formula="of:=[.B$3]/[.B22]" office:value-type="float" office:value="18.9055339222017" calcext:value-type="float">
            <text:p>18.9055</text:p>
          </table:table-cell>
          <table:table-cell table:style-name="ce16" table:formula="of:=[.C$3]/[.C22]" office:value-type="float" office:value="18.9149122962073" calcext:value-type="float">
            <text:p>18.9149</text:p>
          </table:table-cell>
          <table:table-cell table:number-columns-repeated="9"/>
        </table:table-row>
        <table:table-row table:style-name="ro1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.63793" calcext:value-type="float">
            <text:p>1.63793</text:p>
          </table:table-cell>
          <table:table-cell table:style-name="ce11" office:value-type="float" office:value="1.63665" calcext:value-type="float">
            <text:p>1.63665</text:p>
          </table:table-cell>
          <table:table-cell table:formula="of:=[.B$3]/[.B23]" office:value-type="float" office:value="19.7707472236298" calcext:value-type="float">
            <text:p>19.7707</text:p>
          </table:table-cell>
          <table:table-cell table:style-name="ce16" table:formula="of:=[.C$3]/[.C23]" office:value-type="float" office:value="19.6145785598631" calcext:value-type="float">
            <text:p>19.6146</text:p>
          </table:table-cell>
          <table:table-cell table:number-columns-repeated="9"/>
        </table:table-row>
        <table:table-row table:style-name="ro1">
          <table:table-cell table:style-name="ce3" table:formula="of:=[.A23]+1" office:value-type="float" office:value="22" calcext:value-type="float">
            <text:p>22</text:p>
          </table:table-cell>
          <table:table-cell office:value-type="float" office:value="1.60036" calcext:value-type="float">
            <text:p>1.60036</text:p>
          </table:table-cell>
          <table:table-cell table:style-name="ce11" office:value-type="float" office:value="1.60451" calcext:value-type="float">
            <text:p>1.60451</text:p>
          </table:table-cell>
          <table:table-cell table:formula="of:=[.B$3]/[.B24]" office:value-type="float" office:value="20.2348846509535" calcext:value-type="float">
            <text:p>20.2349</text:p>
          </table:table-cell>
          <table:table-cell table:style-name="ce16" table:formula="of:=[.C$3]/[.C24]" office:value-type="float" office:value="20.0074789187976" calcext:value-type="float">
            <text:p>20.0075</text:p>
          </table:table-cell>
          <table:table-cell table:number-columns-repeated="9"/>
        </table:table-row>
        <table:table-row table:style-name="ro1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.52641" calcext:value-type="float">
            <text:p>1.52641</text:p>
          </table:table-cell>
          <table:table-cell table:style-name="ce11" office:value-type="float" office:value="1.52273" calcext:value-type="float">
            <text:p>1.52273</text:p>
          </table:table-cell>
          <table:table-cell table:formula="of:=[.B$3]/[.B25]" office:value-type="float" office:value="21.2152043029068" calcext:value-type="float">
            <text:p>21.2152</text:p>
          </table:table-cell>
          <table:table-cell table:style-name="ce16" table:formula="of:=[.C$3]/[.C25]" office:value-type="float" office:value="21.0820040322316" calcext:value-type="float">
            <text:p>21.0820</text:p>
          </table:table-cell>
          <table:table-cell table:number-columns-repeated="9"/>
        </table:table-row>
        <table:table-row table:style-name="ro1">
          <table:table-cell table:style-name="ce3" table:formula="of:=[.A25]+1" office:value-type="float" office:value="24" calcext:value-type="float">
            <text:p>24</text:p>
          </table:table-cell>
          <table:table-cell office:value-type="float" office:value="1.50405" calcext:value-type="float">
            <text:p>1.50405</text:p>
          </table:table-cell>
          <table:table-cell table:style-name="ce11" office:value-type="float" office:value="1.49163" calcext:value-type="float">
            <text:p>1.49163</text:p>
          </table:table-cell>
          <table:table-cell table:formula="of:=[.B$3]/[.B26]" office:value-type="float" office:value="21.5306007114125" calcext:value-type="float">
            <text:p>21.5306</text:p>
          </table:table-cell>
          <table:table-cell table:style-name="ce16" table:formula="of:=[.C$3]/[.C26]" office:value-type="float" office:value="21.5215569544726" calcext:value-type="float">
            <text:p>21.5216</text:p>
          </table:table-cell>
          <table:table-cell table:number-columns-repeated="9"/>
        </table:table-row>
        <table:table-row table:style-name="ro1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.46408" calcext:value-type="float">
            <text:p>1.46408</text:p>
          </table:table-cell>
          <table:table-cell table:style-name="ce11" office:value-type="float" office:value="1.45203" calcext:value-type="float">
            <text:p>1.45203</text:p>
          </table:table-cell>
          <table:table-cell table:formula="of:=[.B$3]/[.B27]" office:value-type="float" office:value="22.1183951696629" calcext:value-type="float">
            <text:p>22.1184</text:p>
          </table:table-cell>
          <table:table-cell table:style-name="ce16" table:formula="of:=[.C$3]/[.C27]" office:value-type="float" office:value="22.1084963809288" calcext:value-type="float">
            <text:p>22.1085</text:p>
          </table:table-cell>
          <table:table-cell table:number-columns-repeated="9"/>
        </table:table-row>
        <table:table-row table:style-name="ro1">
          <table:table-cell table:style-name="ce3" table:formula="of:=[.A27]+1" office:value-type="float" office:value="26" calcext:value-type="float">
            <text:p>26</text:p>
          </table:table-cell>
          <table:table-cell office:value-type="float" office:value="1.40731" calcext:value-type="float">
            <text:p>1.40731</text:p>
          </table:table-cell>
          <table:table-cell table:style-name="ce11" office:value-type="float" office:value="1.38712" calcext:value-type="float">
            <text:p>1.38712</text:p>
          </table:table-cell>
          <table:table-cell table:formula="of:=[.B$3]/[.B28]" office:value-type="float" office:value="23.0106373151616" calcext:value-type="float">
            <text:p>23.0106</text:p>
          </table:table-cell>
          <table:table-cell table:style-name="ce16" table:formula="of:=[.C$3]/[.C28]" office:value-type="float" office:value="23.1430589999423" calcext:value-type="float">
            <text:p>23.1431</text:p>
          </table:table-cell>
          <table:table-cell table:number-columns-repeated="9"/>
        </table:table-row>
        <table:table-row table:style-name="ro1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.3803" calcext:value-type="float">
            <text:p>1.38030</text:p>
          </table:table-cell>
          <table:table-cell table:style-name="ce11" office:value-type="float" office:value="1.37718" calcext:value-type="float">
            <text:p>1.37718</text:p>
          </table:table-cell>
          <table:table-cell table:formula="of:=[.B$3]/[.B29]" office:value-type="float" office:value="23.4609142939941" calcext:value-type="float">
            <text:p>23.4609</text:p>
          </table:table-cell>
          <table:table-cell table:style-name="ce16" table:formula="of:=[.C$3]/[.C29]" office:value-type="float" office:value="23.3100974455046" calcext:value-type="float">
            <text:p>23.3101</text:p>
          </table:table-cell>
          <table:table-cell table:number-columns-repeated="9"/>
        </table:table-row>
        <table:table-row table:style-name="ro1">
          <table:table-cell table:style-name="ce3" table:formula="of:=[.A29]+1" office:value-type="float" office:value="28" calcext:value-type="float">
            <text:p>28</text:p>
          </table:table-cell>
          <table:table-cell office:value-type="float" office:value="1.36733" calcext:value-type="float">
            <text:p>1.36733</text:p>
          </table:table-cell>
          <table:table-cell table:style-name="ce11" office:value-type="float" office:value="1.39471" calcext:value-type="float">
            <text:p>1.39471</text:p>
          </table:table-cell>
          <table:table-cell table:formula="of:=[.B$3]/[.B30]" office:value-type="float" office:value="23.683456078635" calcext:value-type="float">
            <text:p>23.6835</text:p>
          </table:table-cell>
          <table:table-cell table:style-name="ce16" table:formula="of:=[.C$3]/[.C30]" office:value-type="float" office:value="23.0171146689993" calcext:value-type="float">
            <text:p>23.0171</text:p>
          </table:table-cell>
          <table:table-cell table:number-columns-repeated="9"/>
        </table:table-row>
        <table:table-row table:style-name="ro1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.36253" calcext:value-type="float">
            <text:p>1.36253</text:p>
          </table:table-cell>
          <table:table-cell table:style-name="ce11" office:value-type="float" office:value="1.33233" calcext:value-type="float">
            <text:p>1.33233</text:p>
          </table:table-cell>
          <table:table-cell table:formula="of:=[.B$3]/[.B31]" office:value-type="float" office:value="23.7668895363772" calcext:value-type="float">
            <text:p>23.7669</text:p>
          </table:table-cell>
          <table:table-cell table:style-name="ce16" table:formula="of:=[.C$3]/[.C31]" office:value-type="float" office:value="24.0947813229455" calcext:value-type="float">
            <text:p>24.0948</text:p>
          </table:table-cell>
          <table:table-cell table:number-columns-repeated="9"/>
        </table:table-row>
        <table:table-row table:style-name="ro1">
          <table:table-cell table:style-name="ce3" table:formula="of:=[.A31]+1" office:value-type="float" office:value="30" calcext:value-type="float">
            <text:p>30</text:p>
          </table:table-cell>
          <table:table-cell office:value-type="float" office:value="1.32122" calcext:value-type="float">
            <text:p>1.32122</text:p>
          </table:table-cell>
          <table:table-cell table:style-name="ce11" office:value-type="float" office:value="1.28642" calcext:value-type="float">
            <text:p>1.28642</text:p>
          </table:table-cell>
          <table:table-cell table:formula="of:=[.B$3]/[.B32]" office:value-type="float" office:value="24.5099983348723" calcext:value-type="float">
            <text:p>24.5100</text:p>
          </table:table-cell>
          <table:table-cell table:style-name="ce16" table:formula="of:=[.C$3]/[.C32]" office:value-type="float" office:value="24.9546804309635" calcext:value-type="float">
            <text:p>24.9547</text:p>
          </table:table-cell>
          <table:table-cell table:number-columns-repeated="9"/>
        </table:table-row>
        <table:table-row table:style-name="ro1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.28197" calcext:value-type="float">
            <text:p>1.28197</text:p>
          </table:table-cell>
          <table:table-cell table:style-name="ce11" office:value-type="float" office:value="1.26481" calcext:value-type="float">
            <text:p>1.26481</text:p>
          </table:table-cell>
          <table:table-cell table:formula="of:=[.B$3]/[.B33]" office:value-type="float" office:value="25.260419510597" calcext:value-type="float">
            <text:p>25.2604</text:p>
          </table:table-cell>
          <table:table-cell table:style-name="ce16" table:formula="of:=[.C$3]/[.C33]" office:value-type="float" office:value="25.3810453744041" calcext:value-type="float">
            <text:p>25.3810</text:p>
          </table:table-cell>
          <table:table-cell table:number-columns-repeated="9"/>
        </table:table-row>
        <table:table-row table:style-name="ro1">
          <table:table-cell table:style-name="ce3" table:formula="of:=[.A33]+1" office:value-type="float" office:value="32" calcext:value-type="float">
            <text:p>32</text:p>
          </table:table-cell>
          <table:table-cell office:value-type="float" office:value="1.25869" calcext:value-type="float">
            <text:p>1.25869</text:p>
          </table:table-cell>
          <table:table-cell table:style-name="ce11" office:value-type="float" office:value="1.2355" calcext:value-type="float">
            <text:p>1.23550</text:p>
          </table:table-cell>
          <table:table-cell table:formula="of:=[.B$3]/[.B34]" office:value-type="float" office:value="25.7276215748119" calcext:value-type="float">
            <text:p>25.7276</text:p>
          </table:table-cell>
          <table:table-cell table:style-name="ce16" table:formula="of:=[.C$3]/[.C34]" office:value-type="float" office:value="25.9831647106435" calcext:value-type="float">
            <text:p>25.9832</text:p>
          </table:table-cell>
          <table:table-cell table:number-columns-repeated="9"/>
        </table:table-row>
        <table:table-row table:style-name="ro1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.2398" calcext:value-type="float">
            <text:p>1.23980</text:p>
          </table:table-cell>
          <table:table-cell table:style-name="ce11" office:value-type="float" office:value="1.21843" calcext:value-type="float">
            <text:p>1.21843</text:p>
          </table:table-cell>
          <table:table-cell table:formula="of:=[.B$3]/[.B35]" office:value-type="float" office:value="26.1196160671076" calcext:value-type="float">
            <text:p>26.1196</text:p>
          </table:table-cell>
          <table:table-cell table:style-name="ce16" table:formula="of:=[.C$3]/[.C35]" office:value-type="float" office:value="26.3471844915178" calcext:value-type="float">
            <text:p>26.3472</text:p>
          </table:table-cell>
          <table:table-cell table:number-columns-repeated="9"/>
        </table:table-row>
        <table:table-row table:style-name="ro1">
          <table:table-cell table:style-name="ce3" table:formula="of:=[.A35]+1" office:value-type="float" office:value="34" calcext:value-type="float">
            <text:p>34</text:p>
          </table:table-cell>
          <table:table-cell office:value-type="float" office:value="1.21154" calcext:value-type="float">
            <text:p>1.21154</text:p>
          </table:table-cell>
          <table:table-cell table:style-name="ce11" office:value-type="float" office:value="1.17364" calcext:value-type="float">
            <text:p>1.17364</text:p>
          </table:table-cell>
          <table:table-cell table:formula="of:=[.B$3]/[.B36]" office:value-type="float" office:value="26.7288739950806" calcext:value-type="float">
            <text:p>26.7289</text:p>
          </table:table-cell>
          <table:table-cell table:style-name="ce16" table:formula="of:=[.C$3]/[.C36]" office:value-type="float" office:value="27.3526805494019" calcext:value-type="float">
            <text:p>27.3527</text:p>
          </table:table-cell>
          <table:table-cell table:number-columns-repeated="9"/>
        </table:table-row>
        <table:table-row table:style-name="ro1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.18225" calcext:value-type="float">
            <text:p>1.18225</text:p>
          </table:table-cell>
          <table:table-cell table:style-name="ce11" office:value-type="float" office:value="1.16309" calcext:value-type="float">
            <text:p>1.16309</text:p>
          </table:table-cell>
          <table:table-cell table:formula="of:=[.B$3]/[.B37]" office:value-type="float" office:value="27.3910763374921" calcext:value-type="float">
            <text:p>27.3911</text:p>
          </table:table-cell>
          <table:table-cell table:style-name="ce16" table:formula="of:=[.C$3]/[.C37]" office:value-type="float" office:value="27.6007875572828" calcext:value-type="float">
            <text:p>27.6008</text:p>
          </table:table-cell>
          <table:table-cell table:number-columns-repeated="9"/>
        </table:table-row>
        <table:table-row table:style-name="ro1">
          <table:table-cell table:style-name="ce3" table:formula="of:=[.A37]+1" office:value-type="float" office:value="36" calcext:value-type="float">
            <text:p>36</text:p>
          </table:table-cell>
          <table:table-cell office:value-type="float" office:value="1.19899" calcext:value-type="float">
            <text:p>1.19899</text:p>
          </table:table-cell>
          <table:table-cell table:style-name="ce11" office:value-type="float" office:value="1.2124" calcext:value-type="float">
            <text:p>1.21240</text:p>
          </table:table-cell>
          <table:table-cell table:formula="of:=[.B$3]/[.B38]" office:value-type="float" office:value="27.0086489461964" calcext:value-type="float">
            <text:p>27.0086</text:p>
          </table:table-cell>
          <table:table-cell table:style-name="ce16" table:formula="of:=[.C$3]/[.C38]" office:value-type="float" office:value="26.4782250082481" calcext:value-type="float">
            <text:p>26.4782</text:p>
          </table:table-cell>
          <table:table-cell table:number-columns-repeated="9"/>
        </table:table-row>
        <table:table-row table:style-name="ro1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.15418" calcext:value-type="float">
            <text:p>1.15418</text:p>
          </table:table-cell>
          <table:table-cell table:style-name="ce11" office:value-type="float" office:value="1.12797" calcext:value-type="float">
            <text:p>1.12797</text:p>
          </table:table-cell>
          <table:table-cell table:formula="of:=[.B$3]/[.B39]" office:value-type="float" office:value="28.0572354398794" calcext:value-type="float">
            <text:p>28.0572</text:p>
          </table:table-cell>
          <table:table-cell table:style-name="ce16" table:formula="of:=[.C$3]/[.C39]" office:value-type="float" office:value="28.4601540821121" calcext:value-type="float">
            <text:p>28.4602</text:p>
          </table:table-cell>
          <table:table-cell table:number-columns-repeated="9"/>
        </table:table-row>
        <table:table-row table:style-name="ro1">
          <table:table-cell table:style-name="ce3" table:formula="of:=[.A39]+1" office:value-type="float" office:value="38" calcext:value-type="float">
            <text:p>38</text:p>
          </table:table-cell>
          <table:table-cell office:value-type="float" office:value="1.31092" calcext:value-type="float">
            <text:p>1.31092</text:p>
          </table:table-cell>
          <table:table-cell table:style-name="ce11" office:value-type="float" office:value="1.23981" calcext:value-type="float">
            <text:p>1.23981</text:p>
          </table:table-cell>
          <table:table-cell table:formula="of:=[.B$3]/[.B40]" office:value-type="float" office:value="24.7025752906356" calcext:value-type="float">
            <text:p>24.7026</text:p>
          </table:table-cell>
          <table:table-cell table:style-name="ce16" table:formula="of:=[.C$3]/[.C40]" office:value-type="float" office:value="25.89283841879" calcext:value-type="float">
            <text:p>25.8928</text:p>
          </table:table-cell>
          <table:table-cell table:number-columns-repeated="9"/>
        </table:table-row>
        <table:table-row table:style-name="ro1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.48356" calcext:value-type="float">
            <text:p>1.48356</text:p>
          </table:table-cell>
          <table:table-cell table:style-name="ce11" office:value-type="float" office:value="1.48195" calcext:value-type="float">
            <text:p>1.48195</text:p>
          </table:table-cell>
          <table:table-cell table:formula="of:=[.B$3]/[.B41]" office:value-type="float" office:value="21.8279678610909" calcext:value-type="float">
            <text:p>21.8280</text:p>
          </table:table-cell>
          <table:table-cell table:style-name="ce16" table:formula="of:=[.C$3]/[.C41]" office:value-type="float" office:value="21.6621343500118" calcext:value-type="float">
            <text:p>21.6621</text:p>
          </table:table-cell>
          <table:table-cell table:number-columns-repeated="9"/>
        </table:table-row>
        <table:table-row table:style-name="ro1">
          <table:table-cell table:style-name="ce3" table:formula="of:=[.A41]+1" office:value-type="float" office:value="40" calcext:value-type="float">
            <text:p>40</text:p>
          </table:table-cell>
          <table:table-cell office:value-type="float" office:value="1.48644" calcext:value-type="float">
            <text:p>1.48644</text:p>
          </table:table-cell>
          <table:table-cell table:style-name="ce11" office:value-type="float" office:value="1.47724" calcext:value-type="float">
            <text:p>1.47724</text:p>
          </table:table-cell>
          <table:table-cell table:formula="of:=[.B$3]/[.B42]" office:value-type="float" office:value="21.7856758429536" calcext:value-type="float">
            <text:p>21.7857</text:p>
          </table:table-cell>
          <table:table-cell table:style-name="ce16" table:formula="of:=[.C$3]/[.C42]" office:value-type="float" office:value="21.7312014296932" calcext:value-type="float">
            <text:p>21.7312</text:p>
          </table:table-cell>
          <table:table-cell table:number-columns-repeated="9"/>
        </table:table-row>
        <table:table-row table:style-name="ro1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1.45757" calcext:value-type="float">
            <text:p>1.45757</text:p>
          </table:table-cell>
          <table:table-cell table:style-name="ce11" office:value-type="float" office:value="1.43952" calcext:value-type="float">
            <text:p>1.43952</text:p>
          </table:table-cell>
          <table:table-cell table:formula="of:=[.B$3]/[.B43]" office:value-type="float" office:value="22.2171833942795" calcext:value-type="float">
            <text:p>22.2172</text:p>
          </table:table-cell>
          <table:table-cell table:style-name="ce16" table:formula="of:=[.C$3]/[.C43]" office:value-type="float" office:value="22.3006279871068" calcext:value-type="float">
            <text:p>22.3006</text:p>
          </table:table-cell>
          <table:table-cell table:number-columns-repeated="2"/>
          <table:table-cell table:style-name="ce18" office:value-type="string" calcext:value-type="string" table:number-columns-spanned="7" table:number-rows-spanned="7">
            <text:p>Вывод: во 2 варианте наблюдается большее ускорение и меньшее время выполнения программы, пусть и незначительное. При использовании ~40 потоков коэффициент ускорения резко падает, иногда имеет место нестабильность. </text:p>
          </table:table-cell>
          <table:covered-table-cell table:number-columns-repeated="6"/>
        </table:table-row>
        <table:table-row table:style-name="ro1">
          <table:table-cell table:style-name="ce3" table:formula="of:=[.A43]+1" office:value-type="float" office:value="42" calcext:value-type="float">
            <text:p>42</text:p>
          </table:table-cell>
          <table:table-cell office:value-type="float" office:value="1.43201" calcext:value-type="float">
            <text:p>1.43201</text:p>
          </table:table-cell>
          <table:table-cell table:style-name="ce11" office:value-type="float" office:value="1.42237" calcext:value-type="float">
            <text:p>1.42237</text:p>
          </table:table-cell>
          <table:table-cell table:formula="of:=[.B$3]/[.B44]" office:value-type="float" office:value="22.6137387308748" calcext:value-type="float">
            <text:p>22.6137</text:p>
          </table:table-cell>
          <table:table-cell table:style-name="ce16" table:formula="of:=[.C$3]/[.C44]" office:value-type="float" office:value="22.5695142614088" calcext:value-type="float">
            <text:p>22.5695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.40959" calcext:value-type="float">
            <text:p>1.40959</text:p>
          </table:table-cell>
          <table:table-cell table:style-name="ce11" office:value-type="float" office:value="1.38831" calcext:value-type="float">
            <text:p>1.38831</text:p>
          </table:table-cell>
          <table:table-cell table:formula="of:=[.B$3]/[.B45]" office:value-type="float" office:value="22.9734178023397" calcext:value-type="float">
            <text:p>22.9734</text:p>
          </table:table-cell>
          <table:table-cell table:style-name="ce16" table:formula="of:=[.C$3]/[.C45]" office:value-type="float" office:value="23.1232217588291" calcext:value-type="float">
            <text:p>23.1232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table:style-name="ce3" table:formula="of:=[.A45]+1" office:value-type="float" office:value="44" calcext:value-type="float">
            <text:p>44</text:p>
          </table:table-cell>
          <table:table-cell office:value-type="float" office:value="1.36493" calcext:value-type="float">
            <text:p>1.36493</text:p>
          </table:table-cell>
          <table:table-cell table:style-name="ce11" office:value-type="float" office:value="1.35865" calcext:value-type="float">
            <text:p>1.35865</text:p>
          </table:table-cell>
          <table:table-cell table:formula="of:=[.B$3]/[.B46]" office:value-type="float" office:value="23.7250994556497" calcext:value-type="float">
            <text:p>23.7251</text:p>
          </table:table-cell>
          <table:table-cell table:style-name="ce16" table:formula="of:=[.C$3]/[.C46]" office:value-type="float" office:value="23.6280131012402" calcext:value-type="float">
            <text:p>23.6280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.34745" calcext:value-type="float">
            <text:p>1.34745</text:p>
          </table:table-cell>
          <table:table-cell table:style-name="ce11" office:value-type="float" office:value="1.32489" calcext:value-type="float">
            <text:p>1.32489</text:p>
          </table:table-cell>
          <table:table-cell table:formula="of:=[.B$3]/[.B47]" office:value-type="float" office:value="24.0328769156555" calcext:value-type="float">
            <text:p>24.0329</text:p>
          </table:table-cell>
          <table:table-cell table:style-name="ce16" table:formula="of:=[.C$3]/[.C47]" office:value-type="float" office:value="24.2300870260927" calcext:value-type="float">
            <text:p>24.2301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table:style-name="ce3" table:formula="of:=[.A47]+1" office:value-type="float" office:value="46" calcext:value-type="float">
            <text:p>46</text:p>
          </table:table-cell>
          <table:table-cell office:value-type="float" office:value="1.32035" calcext:value-type="float">
            <text:p>1.32035</text:p>
          </table:table-cell>
          <table:table-cell table:style-name="ce11" office:value-type="float" office:value="1.30013" calcext:value-type="float">
            <text:p>1.30013</text:p>
          </table:table-cell>
          <table:table-cell table:formula="of:=[.B$3]/[.B48]" office:value-type="float" office:value="24.5261483697504" calcext:value-type="float">
            <text:p>24.5261</text:p>
          </table:table-cell>
          <table:table-cell table:style-name="ce16" table:formula="of:=[.C$3]/[.C48]" office:value-type="float" office:value="24.6915308469153" calcext:value-type="float">
            <text:p>24.6915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.29639" calcext:value-type="float">
            <text:p>1.29639</text:p>
          </table:table-cell>
          <table:table-cell table:style-name="ce11" office:value-type="float" office:value="1.27563" calcext:value-type="float">
            <text:p>1.27563</text:p>
          </table:table-cell>
          <table:table-cell table:formula="of:=[.B$3]/[.B49]" office:value-type="float" office:value="24.979442914555" calcext:value-type="float">
            <text:p>24.9794</text:p>
          </table:table-cell>
          <table:table-cell table:style-name="ce16" table:formula="of:=[.C$3]/[.C49]" office:value-type="float" office:value="25.1657612317051" calcext:value-type="float">
            <text:p>25.1658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table:style-name="ce3" table:formula="of:=[.A49]+1" office:value-type="float" office:value="48" calcext:value-type="float">
            <text:p>48</text:p>
          </table:table-cell>
          <table:table-cell office:value-type="float" office:value="1.27254" calcext:value-type="float">
            <text:p>1.27254</text:p>
          </table:table-cell>
          <table:table-cell table:style-name="ce11" office:value-type="float" office:value="1.27329" calcext:value-type="float">
            <text:p>1.27329</text:p>
          </table:table-cell>
          <table:table-cell table:formula="of:=[.B$3]/[.B50]" office:value-type="float" office:value="25.4476087195687" calcext:value-type="float">
            <text:p>25.4476</text:p>
          </table:table-cell>
          <table:table-cell table:style-name="ce16" table:formula="of:=[.C$3]/[.C50]" office:value-type="float" office:value="25.2120098327954" calcext:value-type="float">
            <text:p>25.2120</text:p>
          </table:table-cell>
          <table:table-cell table:number-columns-repeated="9"/>
        </table:table-row>
        <table:table-row table:style-name="ro1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.28472" calcext:value-type="float">
            <text:p>1.28472</text:p>
          </table:table-cell>
          <table:table-cell table:style-name="ce11" office:value-type="float" office:value="1.30147" calcext:value-type="float">
            <text:p>1.30147</text:p>
          </table:table-cell>
          <table:table-cell table:formula="of:=[.B$3]/[.B51]" office:value-type="float" office:value="25.2063484650352" calcext:value-type="float">
            <text:p>25.2063</text:p>
          </table:table-cell>
          <table:table-cell table:style-name="ce16" table:formula="of:=[.C$3]/[.C51]" office:value-type="float" office:value="24.6661083236648" calcext:value-type="float">
            <text:p>24.6661</text:p>
          </table:table-cell>
          <table:table-cell table:number-columns-repeated="9"/>
        </table:table-row>
        <table:table-row table:style-name="ro1">
          <table:table-cell table:style-name="ce3" table:formula="of:=[.A51]+1" office:value-type="float" office:value="50" calcext:value-type="float">
            <text:p>50</text:p>
          </table:table-cell>
          <table:table-cell office:value-type="float" office:value="1.30181" calcext:value-type="float">
            <text:p>1.30181</text:p>
          </table:table-cell>
          <table:table-cell table:style-name="ce11" office:value-type="float" office:value="1.26497" calcext:value-type="float">
            <text:p>1.26497</text:p>
          </table:table-cell>
          <table:table-cell table:formula="of:=[.B$3]/[.B52]" office:value-type="float" office:value="24.8754426529217" calcext:value-type="float">
            <text:p>24.8754</text:p>
          </table:table-cell>
          <table:table-cell table:style-name="ce16" table:formula="of:=[.C$3]/[.C52]" office:value-type="float" office:value="25.3778350474715" calcext:value-type="float">
            <text:p>25.3778</text:p>
          </table:table-cell>
          <table:table-cell table:number-columns-repeated="9"/>
        </table:table-row>
        <table:table-row table:style-name="ro1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.22845" calcext:value-type="float">
            <text:p>1.22845</text:p>
          </table:table-cell>
          <table:table-cell table:style-name="ce11" office:value-type="float" office:value="1.18751" calcext:value-type="float">
            <text:p>1.18751</text:p>
          </table:table-cell>
          <table:table-cell table:formula="of:=[.B$3]/[.B53]" office:value-type="float" office:value="26.3609426513086" calcext:value-type="float">
            <text:p>26.3609</text:p>
          </table:table-cell>
          <table:table-cell table:style-name="ce16" table:formula="of:=[.C$3]/[.C53]" office:value-type="float" office:value="27.0332039309143" calcext:value-type="float">
            <text:p>27.0332</text:p>
          </table:table-cell>
          <table:table-cell table:number-columns-repeated="9"/>
        </table:table-row>
        <table:table-row table:style-name="ro1">
          <table:table-cell table:style-name="ce3" table:formula="of:=[.A53]+1" office:value-type="float" office:value="52" calcext:value-type="float">
            <text:p>52</text:p>
          </table:table-cell>
          <table:table-cell office:value-type="float" office:value="1.19408" calcext:value-type="float">
            <text:p>1.19408</text:p>
          </table:table-cell>
          <table:table-cell table:style-name="ce11" office:value-type="float" office:value="1.17018" calcext:value-type="float">
            <text:p>1.17018</text:p>
          </table:table-cell>
          <table:table-cell table:formula="of:=[.B$3]/[.B54]" office:value-type="float" office:value="27.1197072222967" calcext:value-type="float">
            <text:p>27.1197</text:p>
          </table:table-cell>
          <table:table-cell table:style-name="ce16" table:formula="of:=[.C$3]/[.C54]" office:value-type="float" office:value="27.4335572305116" calcext:value-type="float">
            <text:p>27.4336</text:p>
          </table:table-cell>
          <table:table-cell table:number-columns-repeated="9"/>
        </table:table-row>
        <table:table-row table:style-name="ro1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.17884" calcext:value-type="float">
            <text:p>1.17884</text:p>
          </table:table-cell>
          <table:table-cell table:style-name="ce11" office:value-type="float" office:value="1.14866" calcext:value-type="float">
            <text:p>1.14866</text:p>
          </table:table-cell>
          <table:table-cell table:formula="of:=[.B$3]/[.B55]" office:value-type="float" office:value="27.4703097960707" calcext:value-type="float">
            <text:p>27.4703</text:p>
          </table:table-cell>
          <table:table-cell table:style-name="ce16" table:formula="of:=[.C$3]/[.C55]" office:value-type="float" office:value="27.9475214597879" calcext:value-type="float">
            <text:p>27.9475</text:p>
          </table:table-cell>
          <table:table-cell table:number-columns-repeated="9"/>
        </table:table-row>
        <table:table-row table:style-name="ro1">
          <table:table-cell table:style-name="ce3" table:formula="of:=[.A55]+1" office:value-type="float" office:value="54" calcext:value-type="float">
            <text:p>54</text:p>
          </table:table-cell>
          <table:table-cell office:value-type="float" office:value="1.15666" calcext:value-type="float">
            <text:p>1.15666</text:p>
          </table:table-cell>
          <table:table-cell table:style-name="ce11" office:value-type="float" office:value="1.13413" calcext:value-type="float">
            <text:p>1.13413</text:p>
          </table:table-cell>
          <table:table-cell table:formula="of:=[.B$3]/[.B56]" office:value-type="float" office:value="27.9970777929556" calcext:value-type="float">
            <text:p>27.9971</text:p>
          </table:table-cell>
          <table:table-cell table:style-name="ce16" table:formula="of:=[.C$3]/[.C56]" office:value-type="float" office:value="28.3055734351441" calcext:value-type="float">
            <text:p>28.3056</text:p>
          </table:table-cell>
          <table:table-cell table:number-columns-repeated="9"/>
        </table:table-row>
        <table:table-row table:style-name="ro1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.13719" calcext:value-type="float">
            <text:p>1.13719</text:p>
          </table:table-cell>
          <table:table-cell table:style-name="ce11" office:value-type="float" office:value="1.1142" calcext:value-type="float">
            <text:p>1.11420</text:p>
          </table:table-cell>
          <table:table-cell table:formula="of:=[.B$3]/[.B57]" office:value-type="float" office:value="28.4764199474142" calcext:value-type="float">
            <text:p>28.4764</text:p>
          </table:table-cell>
          <table:table-cell table:style-name="ce16" table:formula="of:=[.C$3]/[.C57]" office:value-type="float" office:value="28.8118829653563" calcext:value-type="float">
            <text:p>28.8119</text:p>
          </table:table-cell>
          <table:table-cell table:number-columns-repeated="9"/>
        </table:table-row>
        <table:table-row table:style-name="ro1">
          <table:table-cell table:style-name="ce3" table:formula="of:=[.A57]+1" office:value-type="float" office:value="56" calcext:value-type="float">
            <text:p>56</text:p>
          </table:table-cell>
          <table:table-cell office:value-type="float" office:value="1.12104" calcext:value-type="float">
            <text:p>1.12104</text:p>
          </table:table-cell>
          <table:table-cell table:style-name="ce11" office:value-type="float" office:value="1.10024" calcext:value-type="float">
            <text:p>1.10024</text:p>
          </table:table-cell>
          <table:table-cell table:formula="of:=[.B$3]/[.B58]" office:value-type="float" office:value="28.886658816813" calcext:value-type="float">
            <text:p>28.8867</text:p>
          </table:table-cell>
          <table:table-cell table:style-name="ce16" table:formula="of:=[.C$3]/[.C58]" office:value-type="float" office:value="29.177452192249" calcext:value-type="float">
            <text:p>29.1775</text:p>
          </table:table-cell>
          <table:table-cell table:number-columns-repeated="9"/>
        </table:table-row>
        <table:table-row table:style-name="ro1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.10123" calcext:value-type="float">
            <text:p>1.10123</text:p>
          </table:table-cell>
          <table:table-cell table:style-name="ce11" office:value-type="float" office:value="1.08003" calcext:value-type="float">
            <text:p>1.08003</text:p>
          </table:table-cell>
          <table:table-cell table:formula="of:=[.B$3]/[.B59]" office:value-type="float" office:value="29.406300227927" calcext:value-type="float">
            <text:p>29.4063</text:p>
          </table:table-cell>
          <table:table-cell table:style-name="ce16" table:formula="of:=[.C$3]/[.C59]" office:value-type="float" office:value="29.7234336083257" calcext:value-type="float">
            <text:p>29.7234</text:p>
          </table:table-cell>
          <table:table-cell table:number-columns-repeated="9"/>
        </table:table-row>
        <table:table-row table:style-name="ro1">
          <table:table-cell table:style-name="ce3" table:formula="of:=[.A59]+1" office:value-type="float" office:value="58" calcext:value-type="float">
            <text:p>58</text:p>
          </table:table-cell>
          <table:table-cell office:value-type="float" office:value="1.08424" calcext:value-type="float">
            <text:p>1.08424</text:p>
          </table:table-cell>
          <table:table-cell table:style-name="ce11" office:value-type="float" office:value="1.06359" calcext:value-type="float">
            <text:p>1.06359</text:p>
          </table:table-cell>
          <table:table-cell table:formula="of:=[.B$3]/[.B60]" office:value-type="float" office:value="29.8670958459382" calcext:value-type="float">
            <text:p>29.8671</text:p>
          </table:table-cell>
          <table:table-cell table:style-name="ce16" table:formula="of:=[.C$3]/[.C60]" office:value-type="float" office:value="30.1828712191728" calcext:value-type="float">
            <text:p>30.1829</text:p>
          </table:table-cell>
          <table:table-cell table:number-columns-repeated="9"/>
        </table:table-row>
        <table:table-row table:style-name="ro1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.06863" calcext:value-type="float">
            <text:p>1.06863</text:p>
          </table:table-cell>
          <table:table-cell table:style-name="ce11" office:value-type="float" office:value="1.05182" calcext:value-type="float">
            <text:p>1.05182</text:p>
          </table:table-cell>
          <table:table-cell table:formula="of:=[.B$3]/[.B61]" office:value-type="float" office:value="30.3033790928572" calcext:value-type="float">
            <text:p>30.3034</text:p>
          </table:table-cell>
          <table:table-cell table:style-name="ce16" table:formula="of:=[.C$3]/[.C61]" office:value-type="float" office:value="30.5206213990987" calcext:value-type="float">
            <text:p>30.5206</text:p>
          </table:table-cell>
          <table:table-cell table:number-columns-repeated="9"/>
        </table:table-row>
        <table:table-row table:style-name="ro1">
          <table:table-cell table:style-name="ce3" table:formula="of:=[.A61]+1" office:value-type="float" office:value="60" calcext:value-type="float">
            <text:p>60</text:p>
          </table:table-cell>
          <table:table-cell office:value-type="float" office:value="1.05547" calcext:value-type="float">
            <text:p>1.05547</text:p>
          </table:table-cell>
          <table:table-cell table:style-name="ce11" office:value-type="float" office:value="1.05011" calcext:value-type="float">
            <text:p>1.05011</text:p>
          </table:table-cell>
          <table:table-cell table:formula="of:=[.B$3]/[.B62]" office:value-type="float" office:value="30.681213108852" calcext:value-type="float">
            <text:p>30.6812</text:p>
          </table:table-cell>
          <table:table-cell table:style-name="ce16" table:formula="of:=[.C$3]/[.C62]" office:value-type="float" office:value="30.5703212044453" calcext:value-type="float">
            <text:p>30.5703</text:p>
          </table:table-cell>
          <table:table-cell table:number-columns-repeated="9"/>
        </table:table-row>
        <table:table-row table:style-name="ro1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1.06765" calcext:value-type="float">
            <text:p>1.06765</text:p>
          </table:table-cell>
          <table:table-cell table:style-name="ce11" office:value-type="float" office:value="1.02306" calcext:value-type="float">
            <text:p>1.02306</text:p>
          </table:table-cell>
          <table:table-cell table:formula="of:=[.B$3]/[.B63]" office:value-type="float" office:value="30.3311946799045" calcext:value-type="float">
            <text:p>30.3312</text:p>
          </table:table-cell>
          <table:table-cell table:style-name="ce16" table:formula="of:=[.C$3]/[.C63]" office:value-type="float" office:value="31.3786092702285" calcext:value-type="float">
            <text:p>31.3786</text:p>
          </table:table-cell>
          <table:table-cell table:number-columns-repeated="9"/>
        </table:table-row>
        <table:table-row table:style-name="ro1">
          <table:table-cell table:style-name="ce3" table:formula="of:=[.A63]+1" office:value-type="float" office:value="62" calcext:value-type="float">
            <text:p>62</text:p>
          </table:table-cell>
          <table:table-cell office:value-type="float" office:value="1.05202" calcext:value-type="float">
            <text:p>1.05202</text:p>
          </table:table-cell>
          <table:table-cell table:style-name="ce11" office:value-type="float" office:value="1.01439" calcext:value-type="float">
            <text:p>1.01439</text:p>
          </table:table-cell>
          <table:table-cell table:formula="of:=[.B$3]/[.B64]" office:value-type="float" office:value="30.7818292427901" calcext:value-type="float">
            <text:p>30.7818</text:p>
          </table:table-cell>
          <table:table-cell table:style-name="ce16" table:formula="of:=[.C$3]/[.C64]" office:value-type="float" office:value="31.6468025118544" calcext:value-type="float">
            <text:p>31.6468</text:p>
          </table:table-cell>
          <table:table-cell table:number-columns-repeated="9"/>
        </table:table-row>
        <table:table-row table:style-name="ro1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.0193" calcext:value-type="float">
            <text:p>1.01930</text:p>
          </table:table-cell>
          <table:table-cell table:style-name="ce11" office:value-type="float" office:value="1.00021" calcext:value-type="float">
            <text:p>1.00021</text:p>
          </table:table-cell>
          <table:table-cell table:formula="of:=[.B$3]/[.B65]" office:value-type="float" office:value="31.7699401550083" calcext:value-type="float">
            <text:p>31.7699</text:p>
          </table:table-cell>
          <table:table-cell table:style-name="ce16" table:formula="of:=[.C$3]/[.C65]" office:value-type="float" office:value="32.0954599534098" calcext:value-type="float">
            <text:p>32.0955</text:p>
          </table:table-cell>
          <table:table-cell table:number-columns-repeated="9"/>
        </table:table-row>
        <table:table-row table:style-name="ro1">
          <table:table-cell table:style-name="ce3" table:formula="of:=[.A65]+1" office:value-type="float" office:value="64" calcext:value-type="float">
            <text:p>64</text:p>
          </table:table-cell>
          <table:table-cell office:value-type="float" office:value="1.01166" calcext:value-type="float">
            <text:p>1.01166</text:p>
          </table:table-cell>
          <table:table-cell table:style-name="ce11" office:value-type="float" office:value="0.986582" calcext:value-type="float">
            <text:p>0.98658</text:p>
          </table:table-cell>
          <table:table-cell table:formula="of:=[.B$3]/[.B66]" office:value-type="float" office:value="32.0098649743985" calcext:value-type="float">
            <text:p>32.0099</text:p>
          </table:table-cell>
          <table:table-cell table:style-name="ce16" table:formula="of:=[.C$3]/[.C66]" office:value-type="float" office:value="32.538805694813" calcext:value-type="float">
            <text:p>32.5388</text:p>
          </table:table-cell>
          <table:table-cell table:number-columns-repeated="9"/>
        </table:table-row>
        <table:table-row table:style-name="ro1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1.00687" calcext:value-type="float">
            <text:p>1.00687</text:p>
          </table:table-cell>
          <table:table-cell table:style-name="ce11" office:value-type="float" office:value="0.980064" calcext:value-type="float">
            <text:p>0.98006</text:p>
          </table:table-cell>
          <table:table-cell table:formula="of:=[.B$3]/[.B67]" office:value-type="float" office:value="32.1621460565912" calcext:value-type="float">
            <text:p>32.1621</text:p>
          </table:table-cell>
          <table:table-cell table:style-name="ce16" table:formula="of:=[.C$3]/[.C67]" office:value-type="float" office:value="32.7552078231626" calcext:value-type="float">
            <text:p>32.7552</text:p>
          </table:table-cell>
          <table:table-cell table:number-columns-repeated="9"/>
        </table:table-row>
        <table:table-row table:style-name="ro1">
          <table:table-cell table:style-name="ce3" table:formula="of:=[.A67]+1" office:value-type="float" office:value="66" calcext:value-type="float">
            <text:p>66</text:p>
          </table:table-cell>
          <table:table-cell office:value-type="float" office:value="0.985766" calcext:value-type="float">
            <text:p>0.98577</text:p>
          </table:table-cell>
          <table:table-cell table:style-name="ce11" office:value-type="float" office:value="0.959417" calcext:value-type="float">
            <text:p>0.95942</text:p>
          </table:table-cell>
          <table:table-cell table:formula="of:=[.B$3]/[.B68]" office:value-type="float" office:value="32.8506968185147" calcext:value-type="float">
            <text:p>32.8507</text:p>
          </table:table-cell>
          <table:table-cell table:style-name="ce16" table:formula="of:=[.C$3]/[.C68]" office:value-type="float" office:value="33.4601117136761" calcext:value-type="float">
            <text:p>33.4601</text:p>
          </table:table-cell>
          <table:table-cell table:number-columns-repeated="9"/>
        </table:table-row>
        <table:table-row table:style-name="ro1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0.974146" calcext:value-type="float">
            <text:p>0.97415</text:p>
          </table:table-cell>
          <table:table-cell table:style-name="ce11" office:value-type="float" office:value="0.954945" calcext:value-type="float">
            <text:p>0.95495</text:p>
          </table:table-cell>
          <table:table-cell table:formula="of:=[.B$3]/[.B69]" office:value-type="float" office:value="33.2425529643401" calcext:value-type="float">
            <text:p>33.2426</text:p>
          </table:table-cell>
          <table:table-cell table:style-name="ce16" table:formula="of:=[.C$3]/[.C69]" office:value-type="float" office:value="33.6168051563179" calcext:value-type="float">
            <text:p>33.6168</text:p>
          </table:table-cell>
          <table:table-cell table:number-columns-repeated="9"/>
        </table:table-row>
        <table:table-row table:style-name="ro1">
          <table:table-cell table:style-name="ce3" table:formula="of:=[.A69]+1" office:value-type="float" office:value="68" calcext:value-type="float">
            <text:p>68</text:p>
          </table:table-cell>
          <table:table-cell office:value-type="float" office:value="0.971165" calcext:value-type="float">
            <text:p>0.97117</text:p>
          </table:table-cell>
          <table:table-cell table:style-name="ce11" office:value-type="float" office:value="0.945315" calcext:value-type="float">
            <text:p>0.94532</text:p>
          </table:table-cell>
          <table:table-cell table:formula="of:=[.B$3]/[.B70]" office:value-type="float" office:value="33.3445912898426" calcext:value-type="float">
            <text:p>33.3446</text:p>
          </table:table-cell>
          <table:table-cell table:style-name="ce16" table:formula="of:=[.C$3]/[.C70]" office:value-type="float" office:value="33.9592622564965" calcext:value-type="float">
            <text:p>33.9593</text:p>
          </table:table-cell>
          <table:table-cell table:number-columns-repeated="9"/>
        </table:table-row>
        <table:table-row table:style-name="ro1">
          <table:table-cell table:style-name="ce3" table:formula="of:=[.A70]+1" office:value-type="float" office:value="69" calcext:value-type="float">
            <text:p>69</text:p>
          </table:table-cell>
          <table:table-cell office:value-type="float" office:value="0.967969" calcext:value-type="float">
            <text:p>0.96797</text:p>
          </table:table-cell>
          <table:table-cell table:style-name="ce11" office:value-type="float" office:value="0.935088" calcext:value-type="float">
            <text:p>0.93509</text:p>
          </table:table-cell>
          <table:table-cell table:formula="of:=[.B$3]/[.B71]" office:value-type="float" office:value="33.454687081921" calcext:value-type="float">
            <text:p>33.4547</text:p>
          </table:table-cell>
          <table:table-cell table:style-name="ce16" table:formula="of:=[.C$3]/[.C71]" office:value-type="float" office:value="34.3306726211865" calcext:value-type="float">
            <text:p>34.3307</text:p>
          </table:table-cell>
          <table:table-cell table:number-columns-repeated="9"/>
        </table:table-row>
        <table:table-row table:style-name="ro1">
          <table:table-cell table:style-name="ce3" table:formula="of:=[.A71]+1" office:value-type="float" office:value="70" calcext:value-type="float">
            <text:p>70</text:p>
          </table:table-cell>
          <table:table-cell office:value-type="float" office:value="0.943515" calcext:value-type="float">
            <text:p>0.94352</text:p>
          </table:table-cell>
          <table:table-cell table:style-name="ce11" office:value-type="float" office:value="0.92829" calcext:value-type="float">
            <text:p>0.92829</text:p>
          </table:table-cell>
          <table:table-cell table:formula="of:=[.B$3]/[.B72]" office:value-type="float" office:value="34.3217648898004" calcext:value-type="float">
            <text:p>34.3218</text:p>
          </table:table-cell>
          <table:table-cell table:style-name="ce16" table:formula="of:=[.C$3]/[.C72]" office:value-type="float" office:value="34.5820810307124" calcext:value-type="float">
            <text:p>34.5821</text:p>
          </table:table-cell>
          <table:table-cell table:number-columns-repeated="9"/>
        </table:table-row>
        <table:table-row table:style-name="ro1">
          <table:table-cell table:style-name="ce3" table:formula="of:=[.A72]+1" office:value-type="float" office:value="71" calcext:value-type="float">
            <text:p>71</text:p>
          </table:table-cell>
          <table:table-cell office:value-type="float" office:value="0.934409" calcext:value-type="float">
            <text:p>0.93441</text:p>
          </table:table-cell>
          <table:table-cell table:style-name="ce11" office:value-type="float" office:value="0.913941" calcext:value-type="float">
            <text:p>0.91394</text:p>
          </table:table-cell>
          <table:table-cell table:formula="of:=[.B$3]/[.B73]" office:value-type="float" office:value="34.6562372579887" calcext:value-type="float">
            <text:p>34.6562</text:p>
          </table:table-cell>
          <table:table-cell table:style-name="ce16" table:formula="of:=[.C$3]/[.C73]" office:value-type="float" office:value="35.1250244818867" calcext:value-type="float">
            <text:p>35.1250</text:p>
          </table:table-cell>
          <table:table-cell table:number-columns-repeated="9"/>
        </table:table-row>
        <table:table-row table:style-name="ro1">
          <table:table-cell table:style-name="ce3" table:formula="of:=[.A73]+1" office:value-type="float" office:value="72" calcext:value-type="float">
            <text:p>72</text:p>
          </table:table-cell>
          <table:table-cell office:value-type="float" office:value="0.918537" calcext:value-type="float">
            <text:p>0.91854</text:p>
          </table:table-cell>
          <table:table-cell table:style-name="ce11" office:value-type="float" office:value="0.897182" calcext:value-type="float">
            <text:p>0.89718</text:p>
          </table:table-cell>
          <table:table-cell table:formula="of:=[.B$3]/[.B74]" office:value-type="float" office:value="35.2550849884109" calcext:value-type="float">
            <text:p>35.2551</text:p>
          </table:table-cell>
          <table:table-cell table:style-name="ce16" table:formula="of:=[.C$3]/[.C74]" office:value-type="float" office:value="35.7811458544643" calcext:value-type="float">
            <text:p>35.7811</text:p>
          </table:table-cell>
          <table:table-cell table:number-columns-repeated="9"/>
        </table:table-row>
        <table:table-row table:style-name="ro1">
          <table:table-cell table:style-name="ce3" table:formula="of:=[.A74]+1" office:value-type="float" office:value="73" calcext:value-type="float">
            <text:p>73</text:p>
          </table:table-cell>
          <table:table-cell office:value-type="float" office:value="0.91222" calcext:value-type="float">
            <text:p>0.91222</text:p>
          </table:table-cell>
          <table:table-cell table:style-name="ce11" office:value-type="float" office:value="0.90011" calcext:value-type="float">
            <text:p>0.90011</text:p>
          </table:table-cell>
          <table:table-cell table:formula="of:=[.B$3]/[.B75]" office:value-type="float" office:value="35.4992216789809" calcext:value-type="float">
            <text:p>35.4992</text:p>
          </table:table-cell>
          <table:table-cell table:style-name="ce16" table:formula="of:=[.C$3]/[.C75]" office:value-type="float" office:value="35.6647520858562" calcext:value-type="float">
            <text:p>35.6648</text:p>
          </table:table-cell>
          <table:table-cell table:number-columns-repeated="9"/>
        </table:table-row>
        <table:table-row table:style-name="ro1">
          <table:table-cell table:style-name="ce3" table:formula="of:=[.A75]+1" office:value-type="float" office:value="74" calcext:value-type="float">
            <text:p>74</text:p>
          </table:table-cell>
          <table:table-cell office:value-type="float" office:value="0.926544" calcext:value-type="float">
            <text:p>0.92654</text:p>
          </table:table-cell>
          <table:table-cell table:style-name="ce11" office:value-type="float" office:value="0.893748" calcext:value-type="float">
            <text:p>0.89375</text:p>
          </table:table-cell>
          <table:table-cell table:formula="of:=[.B$3]/[.B76]" office:value-type="float" office:value="34.9504178970454" calcext:value-type="float">
            <text:p>34.9504</text:p>
          </table:table-cell>
          <table:table-cell table:style-name="ce16" table:formula="of:=[.C$3]/[.C76]" office:value-type="float" office:value="35.91862583189" calcext:value-type="float">
            <text:p>35.9186</text:p>
          </table:table-cell>
          <table:table-cell table:number-columns-repeated="9"/>
        </table:table-row>
        <table:table-row table:style-name="ro1">
          <table:table-cell table:style-name="ce3" table:formula="of:=[.A76]+1" office:value-type="float" office:value="75" calcext:value-type="float">
            <text:p>75</text:p>
          </table:table-cell>
          <table:table-cell office:value-type="float" office:value="1.1004" calcext:value-type="float">
            <text:p>1.10040</text:p>
          </table:table-cell>
          <table:table-cell table:style-name="ce11" office:value-type="float" office:value="1.40559" calcext:value-type="float">
            <text:p>1.40559</text:p>
          </table:table-cell>
          <table:table-cell table:formula="of:=[.B$3]/[.B77]" office:value-type="float" office:value="29.4284805525264" calcext:value-type="float">
            <text:p>29.4285</text:p>
          </table:table-cell>
          <table:table-cell table:style-name="ce16" table:formula="of:=[.C$3]/[.C77]" office:value-type="float" office:value="22.8389501917344" calcext:value-type="float">
            <text:p>22.8390</text:p>
          </table:table-cell>
          <table:table-cell table:number-columns-repeated="9"/>
        </table:table-row>
        <table:table-row table:style-name="ro1">
          <table:table-cell table:style-name="ce3" table:formula="of:=[.A77]+1" office:value-type="float" office:value="76" calcext:value-type="float">
            <text:p>76</text:p>
          </table:table-cell>
          <table:table-cell office:value-type="float" office:value="1.62624" calcext:value-type="float">
            <text:p>1.62624</text:p>
          </table:table-cell>
          <table:table-cell table:style-name="ce11" office:value-type="float" office:value="1.48016" calcext:value-type="float">
            <text:p>1.48016</text:p>
          </table:table-cell>
          <table:table-cell table:formula="of:=[.B$3]/[.B78]" office:value-type="float" office:value="19.912866489571" calcext:value-type="float">
            <text:p>19.9129</text:p>
          </table:table-cell>
          <table:table-cell table:style-name="ce16" table:formula="of:=[.C$3]/[.C78]" office:value-type="float" office:value="21.6883309912442" calcext:value-type="float">
            <text:p>21.6883</text:p>
          </table:table-cell>
          <table:table-cell table:number-columns-repeated="9"/>
        </table:table-row>
        <table:table-row table:style-name="ro1">
          <table:table-cell table:style-name="ce3" table:formula="of:=[.A78]+1" office:value-type="float" office:value="77" calcext:value-type="float">
            <text:p>77</text:p>
          </table:table-cell>
          <table:table-cell office:value-type="float" office:value="0.921028" calcext:value-type="float">
            <text:p>0.92103</text:p>
          </table:table-cell>
          <table:table-cell table:style-name="ce11" office:value-type="float" office:value="0.862644" calcext:value-type="float">
            <text:p>0.86264</text:p>
          </table:table-cell>
          <table:table-cell table:formula="of:=[.B$3]/[.B79]" office:value-type="float" office:value="35.1597345574727" calcext:value-type="float">
            <text:p>35.1597</text:p>
          </table:table-cell>
          <table:table-cell table:style-name="ce16" table:formula="of:=[.C$3]/[.C79]" office:value-type="float" office:value="37.2137289542384" calcext:value-type="float">
            <text:p>37.2137</text:p>
          </table:table-cell>
          <table:table-cell table:number-columns-repeated="9"/>
        </table:table-row>
        <table:table-row table:style-name="ro1">
          <table:table-cell table:style-name="ce3" table:formula="of:=[.A79]+1" office:value-type="float" office:value="78" calcext:value-type="float">
            <text:p>78</text:p>
          </table:table-cell>
          <table:table-cell office:value-type="float" office:value="0.900112" calcext:value-type="float">
            <text:p>0.90011</text:p>
          </table:table-cell>
          <table:table-cell table:style-name="ce11" office:value-type="float" office:value="0.882817" calcext:value-type="float">
            <text:p>0.88282</text:p>
          </table:table-cell>
          <table:table-cell table:formula="of:=[.B$3]/[.B80]" office:value-type="float" office:value="35.9767451161633" calcext:value-type="float">
            <text:p>35.9767</text:p>
          </table:table-cell>
          <table:table-cell table:style-name="ce16" table:formula="of:=[.C$3]/[.C80]" office:value-type="float" office:value="36.3633686256608" calcext:value-type="float">
            <text:p>36.3634</text:p>
          </table:table-cell>
          <table:table-cell table:number-columns-repeated="9"/>
        </table:table-row>
        <table:table-row table:style-name="ro1">
          <table:table-cell table:style-name="ce3" table:formula="of:=[.A80]+1" office:value-type="float" office:value="79" calcext:value-type="float">
            <text:p>79</text:p>
          </table:table-cell>
          <table:table-cell office:value-type="float" office:value="0.941473" calcext:value-type="float">
            <text:p>0.94147</text:p>
          </table:table-cell>
          <table:table-cell table:style-name="ce11" office:value-type="float" office:value="0.890004" calcext:value-type="float">
            <text:p>0.89000</text:p>
          </table:table-cell>
          <table:table-cell table:formula="of:=[.B$3]/[.B81]" office:value-type="float" office:value="34.3962067950966" calcext:value-type="float">
            <text:p>34.3962</text:p>
          </table:table-cell>
          <table:table-cell table:style-name="ce16" table:formula="of:=[.C$3]/[.C81]" office:value-type="float" office:value="36.0697255293235" calcext:value-type="float">
            <text:p>36.0697</text:p>
          </table:table-cell>
          <table:table-cell table:number-columns-repeated="9"/>
        </table:table-row>
        <table:table-row table:style-name="ro1">
          <table:table-cell table:style-name="ce2" table:formula="of:=[.A81]+1" office:value-type="float" office:value="80" calcext:value-type="float">
            <text:p>80</text:p>
          </table:table-cell>
          <table:table-cell table:style-name="ce8" office:value-type="float" office:value="1.28707" calcext:value-type="float">
            <text:p>1.28707</text:p>
          </table:table-cell>
          <table:table-cell table:style-name="ce10" office:value-type="float" office:value="1.35025" calcext:value-type="float">
            <text:p>1.35025</text:p>
          </table:table-cell>
          <table:table-cell table:style-name="ce14" table:formula="of:=[.B$3]/[.B82]" office:value-type="float" office:value="25.1603253902274" calcext:value-type="float">
            <text:p>25.1603</text:p>
          </table:table-cell>
          <table:table-cell table:style-name="ce17" table:formula="of:=[.C$3]/[.C82]" office:value-type="float" office:value="23.7750046287725" calcext:value-type="float">
            <text:p>23.7750</text:p>
          </table:table-cell>
          <table:table-cell table:number-columns-repeated="9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number:number-style style:name="N133">
      <number:number number:decimal-places="7" number:min-decimal-places="7" number:min-integer-digits="1" number:grouping="true"/>
    </number:number-style>
    <number:number-style style:name="N134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3-06T22:29:38.873609964</meta:print-date>
    <meta:printed-by>PDF files</meta:printed-by>
    <dc:date>2024-03-06T22:30:16.703151438</dc:date>
    <meta:editing-duration>PT27S</meta:editing-duration>
    <meta:editing-cycles>1</meta:editing-cycles>
    <meta:document-statistic meta:table-count="1" meta:cell-count="408" meta:object-count="2"/>
    <meta:generator>LibreOffice/24.2.0.3$MacOSX_X86_64 LibreOffice_project/da48488a73ddd66ea24cf16bbc4f7b9c08e9bea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31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2cm" xlink:href=".." xlink:type="simple" chart:class="chart:scatter" chart:style-name="ch1">
        <chart:title svg:x="4.497cm" svg:y="0.315cm" chart:style-name="ch2">
          <text:p>Время работы в 1 и 2 вариантах</text:p>
        </chart:title>
        <chart:legend chart:legend-position="end" svg:x="13.034cm" svg:y="3.956cm" style:legend-expansion="high" chart:style-name="ch3"/>
        <chart:plot-area chart:style-name="ch4" table:cell-range-address="results.A1:results.A82 results.B2:results.C82" chart:data-source-has-labels="row" svg:x="1.295cm" svg:y="1.284cm" svg:width="11.42cm" svg:height="6.592cm">
          <chart:coordinate-region svg:x="3.023cm" svg:y="1.482cm" svg:width="9.493cm" svg:height="5.75cm"/>
          <chart:axis chart:dimension="x" chart:name="primary-x" chart:style-name="ch5">
            <chart:title svg:x="5.481cm" svg:y="8.057cm" chart:style-name="ch6">
              <text:p>Количество потоков</text:p>
            </chart:title>
          </chart:axis>
          <chart:axis chart:dimension="y" chart:name="primary-y" chart:style-name="ch7">
            <chart:title svg:x="0.451cm" svg:y="6.518cm" chart:style-name="ch8">
              <text:p>Время работы в секундах</text:p>
            </chart:title>
            <chart:grid chart:style-name="ch9" chart:class="major"/>
          </chart:axis>
          <chart:series chart:style-name="ch10" chart:values-cell-range-address="results.B2:results.B82" chart:label-cell-address="results.B2:results.B2" chart:class="chart:scatter">
            <chart:domain table:cell-range-address="results.A2:results.A82"/>
            <chart:data-point chart:repeated="81"/>
          </chart:series>
          <chart:series chart:style-name="ch11" chart:values-cell-range-address="results.C2:results.C82" chart:label-cell-address="results.C2:results.C2" chart:class="chart:scatter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вариант</text:p>
                <draw:g>
                  <svg:desc>results.B2:results.B2</svg:desc>
                </draw:g>
              </table:table-cell>
              <table:table-cell office:value-type="string">
                <text:p>2 вариант</text:p>
                <draw:g>
                  <svg:desc>results.C2:result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esults.A2:results.A82</svg:desc>
                </draw:g>
              </table:table-cell>
              <table:table-cell office:value-type="float" office:value="NaN">
                <text:p>NaN</text:p>
                <draw:g>
                  <svg:desc>results.B2:results.B82</svg:desc>
                </draw:g>
              </table:table-cell>
              <table:table-cell office:value-type="float" office:value="NaN">
                <text:p>NaN</text:p>
                <draw:g>
                  <svg:desc>results.C2:results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2.3831">
                <text:p>32.3831</text:p>
              </table:table-cell>
              <table:table-cell office:value-type="float" office:value="32.1022">
                <text:p>32.1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.3673">
                <text:p>16.3673</text:p>
              </table:table-cell>
              <table:table-cell office:value-type="float" office:value="16.1782">
                <text:p>16.1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.0005">
                <text:p>11.0005</text:p>
              </table:table-cell>
              <table:table-cell office:value-type="float" office:value="10.9618">
                <text:p>10.9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18484">
                <text:p>8.18484</text:p>
              </table:table-cell>
              <table:table-cell office:value-type="float" office:value="8.24269">
                <text:p>8.24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56201">
                <text:p>6.56201</text:p>
              </table:table-cell>
              <table:table-cell office:value-type="float" office:value="6.59988">
                <text:p>6.59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67926">
                <text:p>5.67926</text:p>
              </table:table-cell>
              <table:table-cell office:value-type="float" office:value="5.5275">
                <text:p>5.5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79921">
                <text:p>4.79921</text:p>
              </table:table-cell>
              <table:table-cell office:value-type="float" office:value="4.76329">
                <text:p>4.76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13417">
                <text:p>4.13417</text:p>
              </table:table-cell>
              <table:table-cell office:value-type="float" office:value="4.19826">
                <text:p>4.19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70674">
                <text:p>3.70674</text:p>
              </table:table-cell>
              <table:table-cell office:value-type="float" office:value="3.71339">
                <text:p>3.71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63089">
                <text:p>4.63089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05792">
                <text:p>3.05792</text:p>
              </table:table-cell>
              <table:table-cell office:value-type="float" office:value="3.17488">
                <text:p>3.17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00122">
                <text:p>3.00122</text:p>
              </table:table-cell>
              <table:table-cell office:value-type="float" office:value="3.06892">
                <text:p>3.06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96049">
                <text:p>2.96049</text:p>
              </table:table-cell>
              <table:table-cell office:value-type="float" office:value="2.99498">
                <text:p>2.99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90266">
                <text:p>2.90266</text:p>
              </table:table-cell>
              <table:table-cell office:value-type="float" office:value="2.67494">
                <text:p>2.67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2591">
                <text:p>2.2591</text:p>
              </table:table-cell>
              <table:table-cell office:value-type="float" office:value="2.26166">
                <text:p>2.26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15714">
                <text:p>2.15714</text:p>
              </table:table-cell>
              <table:table-cell office:value-type="float" office:value="2.1421">
                <text:p>2.1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02725">
                <text:p>2.02725</text:p>
              </table:table-cell>
              <table:table-cell office:value-type="float" office:value="2.03039">
                <text:p>2.03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91983">
                <text:p>1.91983</text:p>
              </table:table-cell>
              <table:table-cell office:value-type="float" office:value="1.89773">
                <text:p>1.89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79933">
                <text:p>1.79933</text:p>
              </table:table-cell>
              <table:table-cell office:value-type="float" office:value="1.81494">
                <text:p>1.81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71289">
                <text:p>1.71289</text:p>
              </table:table-cell>
              <table:table-cell office:value-type="float" office:value="1.69719">
                <text:p>1.697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63793">
                <text:p>1.63793</text:p>
              </table:table-cell>
              <table:table-cell office:value-type="float" office:value="1.63665">
                <text:p>1.636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60036">
                <text:p>1.60036</text:p>
              </table:table-cell>
              <table:table-cell office:value-type="float" office:value="1.60451">
                <text:p>1.60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52641">
                <text:p>1.52641</text:p>
              </table:table-cell>
              <table:table-cell office:value-type="float" office:value="1.52273">
                <text:p>1.52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50405">
                <text:p>1.50405</text:p>
              </table:table-cell>
              <table:table-cell office:value-type="float" office:value="1.49163">
                <text:p>1.49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46408">
                <text:p>1.46408</text:p>
              </table:table-cell>
              <table:table-cell office:value-type="float" office:value="1.45203">
                <text:p>1.45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40731">
                <text:p>1.40731</text:p>
              </table:table-cell>
              <table:table-cell office:value-type="float" office:value="1.38712">
                <text:p>1.38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803">
                <text:p>1.3803</text:p>
              </table:table-cell>
              <table:table-cell office:value-type="float" office:value="1.37718">
                <text:p>1.37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36733">
                <text:p>1.36733</text:p>
              </table:table-cell>
              <table:table-cell office:value-type="float" office:value="1.39471">
                <text:p>1.39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36253">
                <text:p>1.36253</text:p>
              </table:table-cell>
              <table:table-cell office:value-type="float" office:value="1.33233">
                <text:p>1.33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32122">
                <text:p>1.32122</text:p>
              </table:table-cell>
              <table:table-cell office:value-type="float" office:value="1.28642">
                <text:p>1.28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28197">
                <text:p>1.28197</text:p>
              </table:table-cell>
              <table:table-cell office:value-type="float" office:value="1.26481">
                <text:p>1.26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25869">
                <text:p>1.25869</text:p>
              </table:table-cell>
              <table:table-cell office:value-type="float" office:value="1.2355">
                <text:p>1.2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2398">
                <text:p>1.2398</text:p>
              </table:table-cell>
              <table:table-cell office:value-type="float" office:value="1.21843">
                <text:p>1.21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1154">
                <text:p>1.21154</text:p>
              </table:table-cell>
              <table:table-cell office:value-type="float" office:value="1.17364">
                <text:p>1.173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18225">
                <text:p>1.18225</text:p>
              </table:table-cell>
              <table:table-cell office:value-type="float" office:value="1.16309">
                <text:p>1.163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19899">
                <text:p>1.19899</text:p>
              </table:table-cell>
              <table:table-cell office:value-type="float" office:value="1.2124">
                <text:p>1.2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15418">
                <text:p>1.15418</text:p>
              </table:table-cell>
              <table:table-cell office:value-type="float" office:value="1.12797">
                <text:p>1.12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31092">
                <text:p>1.31092</text:p>
              </table:table-cell>
              <table:table-cell office:value-type="float" office:value="1.23981">
                <text:p>1.23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48356">
                <text:p>1.48356</text:p>
              </table:table-cell>
              <table:table-cell office:value-type="float" office:value="1.48195">
                <text:p>1.48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48644">
                <text:p>1.48644</text:p>
              </table:table-cell>
              <table:table-cell office:value-type="float" office:value="1.47724">
                <text:p>1.477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45757">
                <text:p>1.45757</text:p>
              </table:table-cell>
              <table:table-cell office:value-type="float" office:value="1.43952">
                <text:p>1.43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43201">
                <text:p>1.43201</text:p>
              </table:table-cell>
              <table:table-cell office:value-type="float" office:value="1.42237">
                <text:p>1.42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40959">
                <text:p>1.40959</text:p>
              </table:table-cell>
              <table:table-cell office:value-type="float" office:value="1.38831">
                <text:p>1.38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36493">
                <text:p>1.36493</text:p>
              </table:table-cell>
              <table:table-cell office:value-type="float" office:value="1.35865">
                <text:p>1.358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34745">
                <text:p>1.34745</text:p>
              </table:table-cell>
              <table:table-cell office:value-type="float" office:value="1.32489">
                <text:p>1.32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32035">
                <text:p>1.32035</text:p>
              </table:table-cell>
              <table:table-cell office:value-type="float" office:value="1.30013">
                <text:p>1.30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29639">
                <text:p>1.29639</text:p>
              </table:table-cell>
              <table:table-cell office:value-type="float" office:value="1.27563">
                <text:p>1.27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27254">
                <text:p>1.27254</text:p>
              </table:table-cell>
              <table:table-cell office:value-type="float" office:value="1.27329">
                <text:p>1.27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28472">
                <text:p>1.28472</text:p>
              </table:table-cell>
              <table:table-cell office:value-type="float" office:value="1.30147">
                <text:p>1.30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30181">
                <text:p>1.30181</text:p>
              </table:table-cell>
              <table:table-cell office:value-type="float" office:value="1.26497">
                <text:p>1.26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22845">
                <text:p>1.22845</text:p>
              </table:table-cell>
              <table:table-cell office:value-type="float" office:value="1.18751">
                <text:p>1.18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19408">
                <text:p>1.19408</text:p>
              </table:table-cell>
              <table:table-cell office:value-type="float" office:value="1.17018">
                <text:p>1.17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17884">
                <text:p>1.17884</text:p>
              </table:table-cell>
              <table:table-cell office:value-type="float" office:value="1.14866">
                <text:p>1.148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15666">
                <text:p>1.15666</text:p>
              </table:table-cell>
              <table:table-cell office:value-type="float" office:value="1.13413">
                <text:p>1.13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13719">
                <text:p>1.13719</text:p>
              </table:table-cell>
              <table:table-cell office:value-type="float" office:value="1.1142">
                <text:p>1.1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12104">
                <text:p>1.12104</text:p>
              </table:table-cell>
              <table:table-cell office:value-type="float" office:value="1.10024">
                <text:p>1.10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10123">
                <text:p>1.10123</text:p>
              </table:table-cell>
              <table:table-cell office:value-type="float" office:value="1.08003">
                <text:p>1.08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08424">
                <text:p>1.08424</text:p>
              </table:table-cell>
              <table:table-cell office:value-type="float" office:value="1.06359">
                <text:p>1.06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06863">
                <text:p>1.06863</text:p>
              </table:table-cell>
              <table:table-cell office:value-type="float" office:value="1.05182">
                <text:p>1.05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05547">
                <text:p>1.05547</text:p>
              </table:table-cell>
              <table:table-cell office:value-type="float" office:value="1.05011">
                <text:p>1.05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06765">
                <text:p>1.06765</text:p>
              </table:table-cell>
              <table:table-cell office:value-type="float" office:value="1.02306">
                <text:p>1.02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05202">
                <text:p>1.05202</text:p>
              </table:table-cell>
              <table:table-cell office:value-type="float" office:value="1.01439">
                <text:p>1.014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0193">
                <text:p>1.0193</text:p>
              </table:table-cell>
              <table:table-cell office:value-type="float" office:value="1.00021">
                <text:p>1.00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01166">
                <text:p>1.01166</text:p>
              </table:table-cell>
              <table:table-cell office:value-type="float" office:value="0.986582">
                <text:p>0.9865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00687">
                <text:p>1.00687</text:p>
              </table:table-cell>
              <table:table-cell office:value-type="float" office:value="0.980064">
                <text:p>0.9800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85766">
                <text:p>0.985766</text:p>
              </table:table-cell>
              <table:table-cell office:value-type="float" office:value="0.959417">
                <text:p>0.9594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74146">
                <text:p>0.974146</text:p>
              </table:table-cell>
              <table:table-cell office:value-type="float" office:value="0.954945">
                <text:p>0.954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71165">
                <text:p>0.971165</text:p>
              </table:table-cell>
              <table:table-cell office:value-type="float" office:value="0.945315">
                <text:p>0.945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67969">
                <text:p>0.967969</text:p>
              </table:table-cell>
              <table:table-cell office:value-type="float" office:value="0.935088">
                <text:p>0.935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43515">
                <text:p>0.943515</text:p>
              </table:table-cell>
              <table:table-cell office:value-type="float" office:value="0.92829">
                <text:p>0.928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34409">
                <text:p>0.934409</text:p>
              </table:table-cell>
              <table:table-cell office:value-type="float" office:value="0.913941">
                <text:p>0.913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18537">
                <text:p>0.918537</text:p>
              </table:table-cell>
              <table:table-cell office:value-type="float" office:value="0.897182">
                <text:p>0.897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1222">
                <text:p>0.91222</text:p>
              </table:table-cell>
              <table:table-cell office:value-type="float" office:value="0.90011">
                <text:p>0.900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26544">
                <text:p>0.926544</text:p>
              </table:table-cell>
              <table:table-cell office:value-type="float" office:value="0.893748">
                <text:p>0.8937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1004">
                <text:p>1.1004</text:p>
              </table:table-cell>
              <table:table-cell office:value-type="float" office:value="1.40559">
                <text:p>1.405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62624">
                <text:p>1.62624</text:p>
              </table:table-cell>
              <table:table-cell office:value-type="float" office:value="1.48016">
                <text:p>1.48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21028">
                <text:p>0.921028</text:p>
              </table:table-cell>
              <table:table-cell office:value-type="float" office:value="0.862644">
                <text:p>0.862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00112">
                <text:p>0.900112</text:p>
              </table:table-cell>
              <table:table-cell office:value-type="float" office:value="0.882817">
                <text:p>0.882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41473">
                <text:p>0.941473</text:p>
              </table:table-cell>
              <table:table-cell office:value-type="float" office:value="0.890004">
                <text:p>0.890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28707">
                <text:p>1.28707</text:p>
              </table:table-cell>
              <table:table-cell office:value-type="float" office:value="1.35025">
                <text:p>1.35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30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2cm" xlink:href=".." xlink:type="simple" chart:class="chart:scatter" chart:style-name="ch1">
        <chart:title svg:x="4.9cm" svg:y="0.315cm" chart:style-name="ch2">
          <text:p>Ускорение в 1 и 2 вариантах</text:p>
        </chart:title>
        <chart:legend chart:legend-position="end" svg:x="13.034cm" svg:y="3.956cm" style:legend-expansion="high" chart:style-name="ch3"/>
        <chart:plot-area chart:style-name="ch4" table:cell-range-address="results.A1:results.A82 results.D2:results.E82" chart:data-source-has-labels="row" svg:x="1.295cm" svg:y="1.284cm" svg:width="11.42cm" svg:height="6.592cm">
          <chart:coordinate-region svg:x="2.826cm" svg:y="1.482cm" svg:width="9.69cm" svg:height="5.75cm"/>
          <chart:axis chart:dimension="x" chart:name="primary-x" chart:style-name="ch5">
            <chart:title svg:x="5.481cm" svg:y="8.057cm" chart:style-name="ch6">
              <text:p>Количество потоков</text:p>
            </chart:title>
          </chart:axis>
          <chart:axis chart:dimension="y" chart:name="primary-y" chart:style-name="ch7">
            <chart:title svg:x="0.451cm" svg:y="6.459cm" chart:style-name="ch8">
              <text:p>Коэффициент ускорения</text:p>
            </chart:title>
            <chart:grid chart:style-name="ch9" chart:class="major"/>
          </chart:axis>
          <chart:series chart:style-name="ch10" chart:values-cell-range-address="results.D2:results.D82" chart:label-cell-address="results.D2:results.D2" chart:class="chart:scatter">
            <chart:domain table:cell-range-address="results.A2:results.A82"/>
            <chart:data-point chart:repeated="81"/>
          </chart:series>
          <chart:series chart:style-name="ch11" chart:values-cell-range-address="results.E2:results.E82" chart:label-cell-address="results.E2:results.E2" chart:class="chart:scatter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вариант</text:p>
                <draw:g>
                  <svg:desc>results.D2:results.D2</svg:desc>
                </draw:g>
              </table:table-cell>
              <table:table-cell office:value-type="string">
                <text:p>2 вариант</text:p>
                <draw:g>
                  <svg:desc>results.E2:result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esults.A2:results.A82</svg:desc>
                </draw:g>
              </table:table-cell>
              <table:table-cell office:value-type="float" office:value="NaN">
                <text:p>NaN</text:p>
                <draw:g>
                  <svg:desc>results.D2:results.D82</svg:desc>
                </draw:g>
              </table:table-cell>
              <table:table-cell office:value-type="float" office:value="NaN">
                <text:p>NaN</text:p>
                <draw:g>
                  <svg:desc>results.E2:results.E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97852425262566">
                <text:p>1.97852425262566</text:p>
              </table:table-cell>
              <table:table-cell office:value-type="float" office:value="1.98428749799112">
                <text:p>1.98428749799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94378437343757">
                <text:p>2.94378437343757</text:p>
              </table:table-cell>
              <table:table-cell office:value-type="float" office:value="2.92855188016567">
                <text:p>2.92855188016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95647318701404">
                <text:p>3.95647318701404</text:p>
              </table:table-cell>
              <table:table-cell office:value-type="float" office:value="3.89462663281041">
                <text:p>3.89462663281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93493609427599">
                <text:p>4.93493609427599</text:p>
              </table:table-cell>
              <table:table-cell office:value-type="float" office:value="4.86405813439032">
                <text:p>4.86405813439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70199286526766">
                <text:p>5.70199286526766</text:p>
              </table:table-cell>
              <table:table-cell office:value-type="float" office:value="5.8077250113071">
                <text:p>5.8077250113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74758970747269">
                <text:p>6.74758970747269</text:p>
              </table:table-cell>
              <table:table-cell office:value-type="float" office:value="6.73950147901975">
                <text:p>6.73950147901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83303540976786">
                <text:p>7.83303540976786</text:p>
              </table:table-cell>
              <table:table-cell office:value-type="float" office:value="7.64654880831583">
                <text:p>7.64654880831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73627500175356">
                <text:p>8.73627500175356</text:p>
              </table:table-cell>
              <table:table-cell office:value-type="float" office:value="8.64498477132755">
                <text:p>8.64498477132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.99284586764099">
                <text:p>6.99284586764099</text:p>
              </table:table-cell>
              <table:table-cell office:value-type="float" office:value="9.52304954019579">
                <text:p>9.5230495401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.5899107890331">
                <text:p>10.5899107890331</text:p>
              </table:table-cell>
              <table:table-cell office:value-type="float" office:value="10.1113112936552">
                <text:p>10.1113112936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.7899787419783">
                <text:p>10.7899787419783</text:p>
              </table:table-cell>
              <table:table-cell office:value-type="float" office:value="10.4604225590762">
                <text:p>10.4604225590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.9384257335779">
                <text:p>10.9384257335779</text:p>
              </table:table-cell>
              <table:table-cell office:value-type="float" office:value="10.7186692398614">
                <text:p>10.7186692398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.156353138156">
                <text:p>11.156353138156</text:p>
              </table:table-cell>
              <table:table-cell office:value-type="float" office:value="12.0010916132698">
                <text:p>12.0010916132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.3345137444115">
                <text:p>14.3345137444115</text:p>
              </table:table-cell>
              <table:table-cell office:value-type="float" office:value="14.1940875286294">
                <text:p>14.1940875286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.0120529960967">
                <text:p>15.0120529960967</text:p>
              </table:table-cell>
              <table:table-cell office:value-type="float" office:value="14.9863218337146">
                <text:p>14.9863218337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.9739055370576">
                <text:p>15.9739055370576</text:p>
              </table:table-cell>
              <table:table-cell office:value-type="float" office:value="15.8108540723703">
                <text:p>15.8108540723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.8676914101769">
                <text:p>16.8676914101769</text:p>
              </table:table-cell>
              <table:table-cell office:value-type="float" office:value="16.9161050307473">
                <text:p>16.9161050307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.9973101098742">
                <text:p>17.9973101098742</text:p>
              </table:table-cell>
              <table:table-cell office:value-type="float" office:value="17.6877472533527">
                <text:p>17.6877472533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9055339222017">
                <text:p>18.9055339222017</text:p>
              </table:table-cell>
              <table:table-cell office:value-type="float" office:value="18.9149122962073">
                <text:p>18.9149122962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.7707472236298">
                <text:p>19.7707472236298</text:p>
              </table:table-cell>
              <table:table-cell office:value-type="float" office:value="19.6145785598631">
                <text:p>19.6145785598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.2348846509535">
                <text:p>20.2348846509535</text:p>
              </table:table-cell>
              <table:table-cell office:value-type="float" office:value="20.0074789187976">
                <text:p>20.0074789187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.2152043029068">
                <text:p>21.2152043029068</text:p>
              </table:table-cell>
              <table:table-cell office:value-type="float" office:value="21.0820040322316">
                <text:p>21.0820040322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.5306007114125">
                <text:p>21.5306007114125</text:p>
              </table:table-cell>
              <table:table-cell office:value-type="float" office:value="21.5215569544726">
                <text:p>21.5215569544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.1183951696629">
                <text:p>22.1183951696629</text:p>
              </table:table-cell>
              <table:table-cell office:value-type="float" office:value="22.1084963809288">
                <text:p>22.1084963809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.0106373151616">
                <text:p>23.0106373151616</text:p>
              </table:table-cell>
              <table:table-cell office:value-type="float" office:value="23.1430589999423">
                <text:p>23.1430589999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.4609142939941">
                <text:p>23.4609142939941</text:p>
              </table:table-cell>
              <table:table-cell office:value-type="float" office:value="23.3100974455046">
                <text:p>23.3100974455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.683456078635">
                <text:p>23.683456078635</text:p>
              </table:table-cell>
              <table:table-cell office:value-type="float" office:value="23.0171146689993">
                <text:p>23.01711466899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3.7668895363772">
                <text:p>23.7668895363772</text:p>
              </table:table-cell>
              <table:table-cell office:value-type="float" office:value="24.0947813229455">
                <text:p>24.0947813229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.5099983348723">
                <text:p>24.5099983348723</text:p>
              </table:table-cell>
              <table:table-cell office:value-type="float" office:value="24.9546804309635">
                <text:p>24.9546804309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.260419510597">
                <text:p>25.260419510597</text:p>
              </table:table-cell>
              <table:table-cell office:value-type="float" office:value="25.3810453744041">
                <text:p>25.3810453744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.7276215748119">
                <text:p>25.7276215748119</text:p>
              </table:table-cell>
              <table:table-cell office:value-type="float" office:value="25.9831647106435">
                <text:p>25.9831647106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.1196160671076">
                <text:p>26.1196160671076</text:p>
              </table:table-cell>
              <table:table-cell office:value-type="float" office:value="26.3471844915178">
                <text:p>26.34718449151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6.7288739950806">
                <text:p>26.7288739950806</text:p>
              </table:table-cell>
              <table:table-cell office:value-type="float" office:value="27.3526805494019">
                <text:p>27.3526805494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7.3910763374921">
                <text:p>27.3910763374921</text:p>
              </table:table-cell>
              <table:table-cell office:value-type="float" office:value="27.6007875572828">
                <text:p>27.6007875572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7.0086489461964">
                <text:p>27.0086489461964</text:p>
              </table:table-cell>
              <table:table-cell office:value-type="float" office:value="26.4782250082481">
                <text:p>26.4782250082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8.0572354398794">
                <text:p>28.0572354398794</text:p>
              </table:table-cell>
              <table:table-cell office:value-type="float" office:value="28.4601540821121">
                <text:p>28.4601540821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.7025752906356">
                <text:p>24.7025752906356</text:p>
              </table:table-cell>
              <table:table-cell office:value-type="float" office:value="25.89283841879">
                <text:p>25.89283841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1.8279678610909">
                <text:p>21.8279678610909</text:p>
              </table:table-cell>
              <table:table-cell office:value-type="float" office:value="21.6621343500118">
                <text:p>21.66213435001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1.7856758429536">
                <text:p>21.7856758429536</text:p>
              </table:table-cell>
              <table:table-cell office:value-type="float" office:value="21.7312014296932">
                <text:p>21.73120142969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2.2171833942795">
                <text:p>22.2171833942795</text:p>
              </table:table-cell>
              <table:table-cell office:value-type="float" office:value="22.3006279871068">
                <text:p>22.3006279871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2.6137387308748">
                <text:p>22.6137387308748</text:p>
              </table:table-cell>
              <table:table-cell office:value-type="float" office:value="22.5695142614088">
                <text:p>22.56951426140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2.9734178023397">
                <text:p>22.9734178023397</text:p>
              </table:table-cell>
              <table:table-cell office:value-type="float" office:value="23.1232217588291">
                <text:p>23.1232217588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.7250994556497">
                <text:p>23.7250994556497</text:p>
              </table:table-cell>
              <table:table-cell office:value-type="float" office:value="23.6280131012402">
                <text:p>23.62801310124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.0328769156555">
                <text:p>24.0328769156555</text:p>
              </table:table-cell>
              <table:table-cell office:value-type="float" office:value="24.2300870260927">
                <text:p>24.2300870260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.5261483697504">
                <text:p>24.5261483697504</text:p>
              </table:table-cell>
              <table:table-cell office:value-type="float" office:value="24.6915308469153">
                <text:p>24.69153084691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4.979442914555">
                <text:p>24.979442914555</text:p>
              </table:table-cell>
              <table:table-cell office:value-type="float" office:value="25.1657612317051">
                <text:p>25.1657612317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5.4476087195687">
                <text:p>25.4476087195687</text:p>
              </table:table-cell>
              <table:table-cell office:value-type="float" office:value="25.2120098327954">
                <text:p>25.2120098327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2063484650352">
                <text:p>25.2063484650352</text:p>
              </table:table-cell>
              <table:table-cell office:value-type="float" office:value="24.6661083236648">
                <text:p>24.6661083236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4.8754426529217">
                <text:p>24.8754426529217</text:p>
              </table:table-cell>
              <table:table-cell office:value-type="float" office:value="25.3778350474715">
                <text:p>25.3778350474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6.3609426513086">
                <text:p>26.3609426513086</text:p>
              </table:table-cell>
              <table:table-cell office:value-type="float" office:value="27.0332039309143">
                <text:p>27.0332039309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7.1197072222967">
                <text:p>27.1197072222967</text:p>
              </table:table-cell>
              <table:table-cell office:value-type="float" office:value="27.4335572305116">
                <text:p>27.4335572305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7.4703097960707">
                <text:p>27.4703097960707</text:p>
              </table:table-cell>
              <table:table-cell office:value-type="float" office:value="27.9475214597879">
                <text:p>27.94752145978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7.9970777929556">
                <text:p>27.9970777929556</text:p>
              </table:table-cell>
              <table:table-cell office:value-type="float" office:value="28.3055734351441">
                <text:p>28.3055734351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8.4764199474142">
                <text:p>28.4764199474142</text:p>
              </table:table-cell>
              <table:table-cell office:value-type="float" office:value="28.8118829653563">
                <text:p>28.81188296535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8.886658816813">
                <text:p>28.886658816813</text:p>
              </table:table-cell>
              <table:table-cell office:value-type="float" office:value="29.177452192249">
                <text:p>29.177452192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9.406300227927">
                <text:p>29.406300227927</text:p>
              </table:table-cell>
              <table:table-cell office:value-type="float" office:value="29.7234336083257">
                <text:p>29.72343360832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9.8670958459382">
                <text:p>29.8670958459382</text:p>
              </table:table-cell>
              <table:table-cell office:value-type="float" office:value="30.1828712191728">
                <text:p>30.1828712191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0.3033790928572">
                <text:p>30.3033790928572</text:p>
              </table:table-cell>
              <table:table-cell office:value-type="float" office:value="30.5206213990987">
                <text:p>30.5206213990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.681213108852">
                <text:p>30.681213108852</text:p>
              </table:table-cell>
              <table:table-cell office:value-type="float" office:value="30.5703212044453">
                <text:p>30.5703212044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0.3311946799045">
                <text:p>30.3311946799045</text:p>
              </table:table-cell>
              <table:table-cell office:value-type="float" office:value="31.3786092702285">
                <text:p>31.3786092702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0.7818292427901">
                <text:p>30.7818292427901</text:p>
              </table:table-cell>
              <table:table-cell office:value-type="float" office:value="31.6468025118544">
                <text:p>31.6468025118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1.7699401550083">
                <text:p>31.7699401550083</text:p>
              </table:table-cell>
              <table:table-cell office:value-type="float" office:value="32.0954599534098">
                <text:p>32.09545995340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2.0098649743985">
                <text:p>32.0098649743985</text:p>
              </table:table-cell>
              <table:table-cell office:value-type="float" office:value="32.538805694813">
                <text:p>32.5388056948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2.1621460565912">
                <text:p>32.1621460565912</text:p>
              </table:table-cell>
              <table:table-cell office:value-type="float" office:value="32.7552078231626">
                <text:p>32.75520782316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2.8506968185147">
                <text:p>32.8506968185147</text:p>
              </table:table-cell>
              <table:table-cell office:value-type="float" office:value="33.4601117136761">
                <text:p>33.46011171367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3.2425529643401">
                <text:p>33.2425529643401</text:p>
              </table:table-cell>
              <table:table-cell office:value-type="float" office:value="33.6168051563179">
                <text:p>33.6168051563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3.3445912898426">
                <text:p>33.3445912898426</text:p>
              </table:table-cell>
              <table:table-cell office:value-type="float" office:value="33.9592622564965">
                <text:p>33.95926225649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3.454687081921">
                <text:p>33.454687081921</text:p>
              </table:table-cell>
              <table:table-cell office:value-type="float" office:value="34.3306726211865">
                <text:p>34.33067262118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4.3217648898004">
                <text:p>34.3217648898004</text:p>
              </table:table-cell>
              <table:table-cell office:value-type="float" office:value="34.5820810307124">
                <text:p>34.5820810307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4.6562372579887">
                <text:p>34.6562372579887</text:p>
              </table:table-cell>
              <table:table-cell office:value-type="float" office:value="35.1250244818867">
                <text:p>35.12502448188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5.2550849884109">
                <text:p>35.2550849884109</text:p>
              </table:table-cell>
              <table:table-cell office:value-type="float" office:value="35.7811458544643">
                <text:p>35.7811458544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5.4992216789809">
                <text:p>35.4992216789809</text:p>
              </table:table-cell>
              <table:table-cell office:value-type="float" office:value="35.6647520858562">
                <text:p>35.66475208585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4.9504178970454">
                <text:p>34.9504178970454</text:p>
              </table:table-cell>
              <table:table-cell office:value-type="float" office:value="35.91862583189">
                <text:p>35.918625831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9.4284805525264">
                <text:p>29.4284805525264</text:p>
              </table:table-cell>
              <table:table-cell office:value-type="float" office:value="22.8389501917344">
                <text:p>22.83895019173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.912866489571">
                <text:p>19.912866489571</text:p>
              </table:table-cell>
              <table:table-cell office:value-type="float" office:value="21.6883309912442">
                <text:p>21.6883309912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5.1597345574727">
                <text:p>35.1597345574727</text:p>
              </table:table-cell>
              <table:table-cell office:value-type="float" office:value="37.2137289542384">
                <text:p>37.2137289542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5.9767451161633">
                <text:p>35.9767451161633</text:p>
              </table:table-cell>
              <table:table-cell office:value-type="float" office:value="36.3633686256608">
                <text:p>36.3633686256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4.3962067950966">
                <text:p>34.3962067950966</text:p>
              </table:table-cell>
              <table:table-cell office:value-type="float" office:value="36.0697255293235">
                <text:p>36.0697255293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5.1603253902274">
                <text:p>25.1603253902274</text:p>
              </table:table-cell>
              <table:table-cell office:value-type="float" office:value="23.7750046287725">
                <text:p>23.7750046287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